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1.5654in"/>
    </style:style>
    <style:style style:name="ACOL-2" style:family="table-column">
      <style:table-column-properties fo:break-before="auto" style:column-width="0.889in"/>
    </style:style>
    <style:style style:name="ACOL-5" style:family="table-column">
      <style:table-column-properties fo:break-before="auto" style:column-width="4.011in"/>
    </style:style>
    <style:style style:name="ACOL-0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4.0445in"/>
    </style:style>
    <style:style style:name="co7" style:family="table-column">
      <style:table-column-properties fo:break-before="auto" style:column-width="4.0043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4465in"/>
    </style:style>
    <style:style style:name="co11" style:family="table-column">
      <style:table-column-properties fo:break-before="auto" style:column-width="7.4917in"/>
    </style:style>
    <style:style style:name="co12" style:family="table-column">
      <style:table-column-properties fo:break-before="auto" style:column-width="3.328in"/>
    </style:style>
    <style:style style:name="AROW-0" style:family="table-row">
      <style:table-row-properties style:row-height="0.1835in" fo:break-before="auto" style:use-optimal-row-height="true"/>
    </style:style>
    <style:style style:name="AROW-1" style:family="table-row">
      <style:table-row-properties style:row-height="0.2445in" fo:break-before="auto" style:use-optimal-row-height="true"/>
    </style:style>
    <style:style style:name="AROW-2" style:family="table-row">
      <style:table-row-properties style:row-height="0.2154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ta-0x9ece378" style:family="table" style:master-page-name="GPIO">
      <style:table-properties table:display="true" style:writing-mode="lr-tb"/>
    </style:style>
    <style:style style:name="ta4" style:family="table" style:master-page-name="PZP">
      <style:table-properties table:display="true" style:writing-mode="lr-tb"/>
    </style:style>
    <style:style style:name="ta5" style:family="table" style:master-page-name="_32_8069">
      <style:table-properties table:display="true" style:writing-mode="lr-tb"/>
    </style:style>
    <style:style style:name="ta6" style:family="table" style:master-page-name="PZPower">
      <style:table-properties table:display="true" style:writing-mode="lr-tb"/>
    </style:style>
    <style:style style:name="ACE-0xa1f37b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1f38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ACE-0xa1f393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ACE-0xa1f39f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1f3ab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1f3b7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1f3c3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4pt" fo:font-style="normal" style:text-underline-style="none" fo:font-weight="bold"/>
    </style:style>
    <style:style style:name="ACE-0xa1f3cf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lbany AMT" fo:font-size="10pt" fo:font-style="normal" style:text-underline-style="none" fo:font-weight="normal"/>
    </style:style>
    <style:style style:name="ACE-0xa1f3db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2pt" fo:font-style="normal" style:text-underline-style="none" fo:font-weight="bold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Gnumeric-default">
      <style:text-properties fo:font-size="10pt" style:font-size-asian="10pt" style:font-size-complex="10pt"/>
    </style:style>
    <style:style style:name="ce6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6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6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6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1" style:family="table-cell" style:parent-style-name="Gnumeric-default">
      <style:table-cell-properties fo:padding-bottom="0.0193in" fo:padding-left="0.0138in" fo:padding-right="0.0138in" fo:padding-top="0.0193in"/>
      <style:text-properties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2" style:family="table-cell" style:parent-style-name="Gnumeric-default">
      <style:text-properties style:font-name="Sans" fo:font-size="10pt" style:font-name-asian="WenQuanYi Micro Hei" style:font-size-asian="10pt" style:font-name-complex="Liberation Sans1" style:font-size-complex="10pt"/>
    </style:style>
    <style:style style:name="ce103" style:family="table-cell" style:parent-style-name="Default">
      <style:text-properties fo:font-size="10pt" style:font-size-asian="10pt" style:font-size-complex="10pt"/>
    </style:style>
    <style:style style:name="ce10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lbany AMT" fo:font-size="10pt" fo:font-style="normal" style:text-underline-style="none" fo:font-weight="normal" style:font-size-asian="10pt" style:font-size-complex="10pt"/>
    </style:style>
    <style:style style:name="ce10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9" style:family="table-cell" style:parent-style-name="Gnumeric-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1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Sans" fo:font-size="10pt" style:font-name-asian="WenQuanYi Micro Hei" style:font-size-asian="10pt" style:font-name-complex="Liberation Sans1" style:font-size-complex="10pt"/>
    </style:style>
    <style:style style:name="ce112" style:family="table-cell" style:parent-style-name="Gnumeric-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  <style:style style:name="ce1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16" style:family="table-cell" style:parent-style-name="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ZPower" table:style-name="ta6">
        <office:forms form:automatic-focus="false" form:apply-design-mode="false"/>
        <table:table-column table:style-name="ACOL-1" table:default-cell-style-name="ce103"/>
        <table:table-column table:style-name="ACOL-2" table:number-columns-repeated="5" table:default-cell-style-name="ce103"/>
        <table:table-column table:style-name="co12" table:default-cell-style-name="ce103"/>
        <table:table-column table:style-name="ACOL-0" table:number-columns-repeated="249" table:default-cell-style-name="ce103"/>
        <table:table-column table:style-name="ACOL-2" table:number-columns-repeated="768" table:default-cell-style-name="ce103"/>
        <table:table-row table:style-name="ro4">
          <table:table-cell table:style-name="ce59" office:value-type="string">
            <text:p># This is the template file for creating symbols with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every line starting with '#' is a comment lin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ave it as text file with tab separated cells and start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options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wordswap swaps labels if the pin is on the right side an looks like this: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"PB1 (CLK)". That's useful for micro controller port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rotate_labels rotates the pintext of top and bottom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his is useful for large symbols like FPGAs with more than 100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ort_labels will sort the pins by it's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ful for address ports, busses, ..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wordswap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otate_labels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ort_labels</text:p>
          </table:table-cell>
          <table:table-cell table:style-name="ce62" office:value-type="string">
            <text:p>no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generate_pinseq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ym_width</text:p>
          </table:table-cell>
          <table:table-cell table:style-name="ce62" office:value-type="string">
            <text:p>48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vertical</text:p>
          </table:table-cell>
          <table:table-cell table:style-name="ce62" office:value-type="string">
            <text:p>3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horizontal</text:p>
          </table:table-cell>
          <table:table-cell table:style-name="ce62" office:value-type="string">
            <text:p>3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geda_attr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ame will be printed in the top of the symbol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if you have a device with slots, you'll have to use slot= and slotdef=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 comment= if there are special information you want to add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version</text:p>
          </table:table-cell>
          <table:table-cell table:style-name="ce62" office:value-type="string">
            <text:p>20150204 1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ame</text:p>
          </table:table-cell>
          <table:table-cell table:style-name="ce62" office:value-type="string">
            <text:p>TMS320F28069PZP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vice</text:p>
          </table:table-cell>
          <table:table-cell table:style-name="ce62" office:value-type="string">
            <text:p>TMS320F28069PZP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efdes</text:p>
          </table:table-cell>
          <table:table-cell table:style-name="ce62" office:value-type="string">
            <text:p>U?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footprint</text:p>
          </table:table-cell>
          <table:table-cell table:style-name="ce105" office:value-type="string">
            <text:p>TQFP-1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scription</text:p>
          </table:table-cell>
          <table:table-cell table:style-name="ce62" office:value-type="string">
            <text:p>Piccolo Microcontroller, 90MHz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ocumentation</text:p>
          </table:table-cell>
          <table:table-cell table:style-name="ce62" office:value-type="string">
            <text:p>http://www.ti.com/product/TMS320F28075/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author</text:p>
          </table:table-cell>
          <table:table-cell table:style-name="ce62" office:value-type="string">
            <text:p>AutoTron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umslots</text:p>
          </table:table-cell>
          <table:table-cell table:style-name="ce62" office:value-type="float" office:value="0">
            <text:p>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ist-license</text:p>
          </table:table-cell>
          <table:table-cell table:style-name="ce62" office:value-type="string">
            <text:p>GPL3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use-license</text:p>
          </table:table-cell>
          <table:table-cell table:style-name="ce62" office:value-type="string">
            <text:p>unlimited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</text:p>
          </table:table-cell>
          <table:table-cell table:style-name="ce62" office:value-type="float" office:value="1">
            <text:p>1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1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2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3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4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pins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abseparated list of pin descriptio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innr is the physical number of the pin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eq is the pinseq= attribute, leave it blank if it doesn't matter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ype can be (in, out, io, oc, oe, pas, tp, tri, clk, pwr)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tyle can be (line,dot,clk,dotclk,spacer,none). none if only want to add a net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osit. can be (l,r,t,b) or empty for nets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et specifies the name of the net. Vcc or GND for exampl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label represents the pinlabel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negation lines can be added with "\_" example: \_enable\_ 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if you want to write a "\" use "\\" as escape sequence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3" office:value-type="string">
            <text:p>#pin number</text:p>
          </table:table-cell>
          <table:table-cell table:style-name="ce63" office:value-type="string">
            <text:p>seq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style</text:p>
          </table:table-cell>
          <table:table-cell table:style-name="ce63" office:value-type="string">
            <text:p>posit.</text:p>
          </table:table-cell>
          <table:table-cell table:style-name="ce63" office:value-type="string">
            <text:p>net</text:p>
          </table:table-cell>
          <table:table-cell table:style-name="ce63" office:value-type="string">
            <text:p>label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12]" office:value-type="float" office:value="12">
            <text:p>12</text:p>
          </table:table-cell>
          <table:table-cell table:style-name="ce60" table:formula="of:=[.A59]" office:value-type="float" office:value="12">
            <text:p>12</text:p>
          </table:table-cell>
          <table:table-cell table:style-name="ce108" table:formula="of:=[$PZP.C12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12]" office:value-type="string" office:string-value="\_TRST\_">
            <text:p>\_TRST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7]" office:value-type="float" office:value="67">
            <text:p>67</text:p>
          </table:table-cell>
          <table:table-cell table:style-name="ce60" table:formula="of:=[.A60]" office:value-type="float" office:value="67">
            <text:p>67</text:p>
          </table:table-cell>
          <table:table-cell table:style-name="ce108" table:formula="of:=[$PZP.C67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7]" office:value-type="string" office:string-value="TCLK">
            <text:p>TCLK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0]" office:value-type="float" office:value="70">
            <text:p>70</text:p>
          </table:table-cell>
          <table:table-cell table:style-name="ce60" table:formula="of:=[.A61]" office:value-type="float" office:value="70">
            <text:p>70</text:p>
          </table:table-cell>
          <table:table-cell table:style-name="ce108" table:formula="of:=[$PZP.C70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0]" office:value-type="string" office:string-value="TDO">
            <text:p>TD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1]" office:value-type="float" office:value="71">
            <text:p>71</text:p>
          </table:table-cell>
          <table:table-cell table:style-name="ce60" table:formula="of:=[.A62]" office:value-type="float" office:value="71">
            <text:p>71</text:p>
          </table:table-cell>
          <table:table-cell table:style-name="ce108" table:formula="of:=[$PZP.C7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1]" office:value-type="string" office:string-value="TDI">
            <text:p>TDI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2]" office:value-type="float" office:value="72">
            <text:p>72</text:p>
          </table:table-cell>
          <table:table-cell table:style-name="ce60" table:formula="of:=[.A63]" office:value-type="float" office:value="72">
            <text:p>72</text:p>
          </table:table-cell>
          <table:table-cell table:style-name="ce108" table:formula="of:=[$PZP.C72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2]" office:value-type="string" office:string-value="TMS">
            <text:p>TM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1]" office:value-type="float" office:value="51">
            <text:p>51</text:p>
          </table:table-cell>
          <table:table-cell table:style-name="ce60" table:formula="of:=[.A65]" office:value-type="float" office:value="51">
            <text:p>51</text:p>
          </table:table-cell>
          <table:table-cell table:style-name="ce108" table:formula="of:=[$PZP.C5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51]" office:value-type="string" office:string-value="XCLKOUT">
            <text:p>XCLKOUT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4]" office:value-type="float" office:value="64">
            <text:p>64</text:p>
          </table:table-cell>
          <table:table-cell table:style-name="ce60" table:formula="of:=[.A66]" office:value-type="float" office:value="64">
            <text:p>64</text:p>
          </table:table-cell>
          <table:table-cell table:style-name="ce108" table:formula="of:=[$PZP.C64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4]" office:value-type="string" office:string-value="XCLKIN">
            <text:p>XCLKIN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8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9]" office:value-type="float" office:value="59">
            <text:p>59</text:p>
          </table:table-cell>
          <table:table-cell table:style-name="ce60" table:formula="of:=[.A69]" office:value-type="float" office:value="59">
            <text:p>59</text:p>
          </table:table-cell>
          <table:table-cell table:style-name="ce109" table:formula="of:=[$PZP.C59]" office:value-type="string" office:string-value="out">
            <text:p>out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59]" office:value-type="string" office:string-value="X2">
            <text:p>X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60]" office:value-type="float" office:value="60">
            <text:p>60</text:p>
          </table:table-cell>
          <table:table-cell table:style-name="ce60" table:formula="of:=[.A74]" office:value-type="float" office:value="60">
            <text:p>60</text:p>
          </table:table-cell>
          <table:table-cell table:style-name="ce109" table:formula="of:=[$PZP.C6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0]" office:value-type="string" office:string-value="X1">
            <text:p>X1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45]" office:value-type="float" office:value="45">
            <text:p>45</text:p>
          </table:table-cell>
          <table:table-cell table:style-name="ce60" table:formula="of:=[.A77]" office:value-type="float" office:value="45">
            <text:p>45</text:p>
          </table:table-cell>
          <table:table-cell table:style-name="ce109" table:formula="of:=[$PZP.C45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45]" office:value-type="string" office:string-value="TEST2">
            <text:p>TEST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90]" office:value-type="float" office:value="90">
            <text:p>90</text:p>
          </table:table-cell>
          <table:table-cell table:style-name="ce60" table:formula="of:=[.A79]" office:value-type="float" office:value="90">
            <text:p>90</text:p>
          </table:table-cell>
          <table:table-cell table:style-name="ce109" table:formula="of:=[$PZP.C9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90]" office:value-type="string" office:string-value="\_VREGENZ\_">
            <text:p>\_VREGENZ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6]" office:value-type="float" office:value="36">
            <text:p>36</text:p>
          </table:table-cell>
          <table:table-cell table:style-name="ce60" table:formula="of:=[.A81]" office:value-type="float" office:value="36">
            <text:p>36</text:p>
          </table:table-cell>
          <table:table-cell table:style-name="ce109" table:formula="of:=[$PZP.C36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36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47]" office:value-type="float" office:value="47">
            <text:p>47</text:p>
          </table:table-cell>
          <table:table-cell table:style-name="ce60" table:formula="of:=[.A82]" office:value-type="float" office:value="47">
            <text:p>47</text:p>
          </table:table-cell>
          <table:table-cell table:style-name="ce109" table:formula="of:=[$PZP.C4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47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2]" office:value-type="float" office:value="62">
            <text:p>62</text:p>
          </table:table-cell>
          <table:table-cell table:style-name="ce60" table:formula="of:=[.A83]" office:value-type="float" office:value="62">
            <text:p>62</text:p>
          </table:table-cell>
          <table:table-cell table:style-name="ce109" table:formula="of:=[$PZP.C6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0]" office:value-type="float" office:value="80">
            <text:p>80</text:p>
          </table:table-cell>
          <table:table-cell table:style-name="ce60" table:formula="of:=[.A84]" office:value-type="float" office:value="80">
            <text:p>80</text:p>
          </table:table-cell>
          <table:table-cell table:style-name="ce109" table:formula="of:=[$PZP.C80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80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2]" office:value-type="float" office:value="92">
            <text:p>92</text:p>
          </table:table-cell>
          <table:table-cell table:style-name="ce60" table:formula="of:=[.A85]" office:value-type="float" office:value="92">
            <text:p>92</text:p>
          </table:table-cell>
          <table:table-cell table:style-name="ce109" table:formula="of:=[$PZP.C9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9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7">
          <table:table-cell table:style-name="ce64" table:formula="of:=[$PZP.A26]" office:value-type="float" office:value="26">
            <text:p>26</text:p>
          </table:table-cell>
          <table:table-cell table:style-name="ce106" table:formula="of:=[.A87]" office:value-type="float" office:value="26">
            <text:p>26</text:p>
          </table:table-cell>
          <table:table-cell table:style-name="ce110" table:formula="of:=[$PZP.C26]" office:value-type="string" office:string-value="pwr">
            <text:p>pwr</text:p>
          </table:table-cell>
          <table:table-cell table:style-name="ce106" office:value-type="string">
            <text:p>line</text:p>
          </table:table-cell>
          <table:table-cell table:style-name="ce113" office:value-type="string">
            <text:p>l</text:p>
          </table:table-cell>
          <table:table-cell table:style-name="ce106"/>
          <table:table-cell table:style-name="ce64" table:formula="of:=[$PZP.B26]" office:value-type="string" office:string-value="VSSA">
            <text:p>VSSA</text:p>
          </table:table-cell>
          <table:table-cell table:style-name="ce112" table:number-columns-repeated="249"/>
          <table:table-cell table:style-name="ce116"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7">
          <table:table-cell table:style-name="ce100" table:formula="of:=[$PZP.A46]" office:value-type="float" office:value="46">
            <text:p>46</text:p>
          </table:table-cell>
          <table:table-cell table:style-name="ce60" table:formula="of:=[.A89]" office:value-type="float" office:value="46">
            <text:p>46</text:p>
          </table:table-cell>
          <table:table-cell table:style-name="ce100" table:formula="of:=[$PZP.C46]" office:value-type="string" office:string-value="pwr">
            <text:p>pwr</text:p>
          </table:table-cell>
          <table:table-cell table:style-name="ce112" office:value-type="string">
            <text:p>line</text:p>
          </table:table-cell>
          <table:table-cell table:style-name="ce114" office:value-type="string">
            <text:p>r</text:p>
          </table:table-cell>
          <table:table-cell table:style-name="ce115"/>
          <table:table-cell table:style-name="ce100" table:formula="of:=[$PZP.B46]" office:value-type="string" office:string-value="VDD3VFL">
            <text:p>VDD3VFL</text:p>
          </table:table-cell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2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25]" office:value-type="float" office:value="25">
            <text:p>25</text:p>
          </table:table-cell>
          <table:table-cell table:style-name="ce60" table:formula="of:=[.A96]" office:value-type="float" office:value="25">
            <text:p>25</text:p>
          </table:table-cell>
          <table:table-cell table:style-name="ce60" table:formula="of:=[$PZP.C2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25]" office:value-type="string" office:string-value="VDDA">
            <text:p>VDDA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]" office:value-type="float" office:value="5">
            <text:p>5</text:p>
          </table:table-cell>
          <table:table-cell table:style-name="ce60" table:formula="of:=[.A101]" office:value-type="float" office:value="5">
            <text:p>5</text:p>
          </table:table-cell>
          <table:table-cell table:style-name="ce109" table:formula="of:=[$PZP.C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5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3]" office:value-type="float" office:value="13">
            <text:p>13</text:p>
          </table:table-cell>
          <table:table-cell table:style-name="ce60" table:formula="of:=[.A102]" office:value-type="float" office:value="13">
            <text:p>13</text:p>
          </table:table-cell>
          <table:table-cell table:style-name="ce109" table:formula="of:=[$PZP.C1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1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38]" office:value-type="float" office:value="38">
            <text:p>38</text:p>
          </table:table-cell>
          <table:table-cell table:style-name="ce60" table:formula="of:=[.A103]" office:value-type="float" office:value="38">
            <text:p>38</text:p>
          </table:table-cell>
          <table:table-cell table:style-name="ce111" table:formula="of:=[$PZP.C38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38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61]" office:value-type="float" office:value="61">
            <text:p>61</text:p>
          </table:table-cell>
          <table:table-cell table:style-name="ce60" table:formula="of:=[.A104]" office:value-type="float" office:value="61">
            <text:p>61</text:p>
          </table:table-cell>
          <table:table-cell table:style-name="ce111" table:formula="of:=[$PZP.C6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61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79]" office:value-type="float" office:value="79">
            <text:p>79</text:p>
          </table:table-cell>
          <table:table-cell table:style-name="ce60" table:formula="of:=[.A105]" office:value-type="float" office:value="79">
            <text:p>79</text:p>
          </table:table-cell>
          <table:table-cell table:style-name="ce111" table:formula="of:=[$PZP.C79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79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3]" office:value-type="float" office:value="93">
            <text:p>93</text:p>
          </table:table-cell>
          <table:table-cell table:style-name="ce60" table:formula="of:=[.A106]" office:value-type="float" office:value="93">
            <text:p>93</text:p>
          </table:table-cell>
          <table:table-cell table:style-name="ce109" table:formula="of:=[$PZP.C9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9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102" table:formula="of:=[$PZP.A11]" office:value-type="float" office:value="11">
            <text:p>11</text:p>
          </table:table-cell>
          <table:table-cell table:style-name="ce60" table:formula="of:=[.A110]" office:value-type="float" office:value="11">
            <text:p>11</text:p>
          </table:table-cell>
          <table:table-cell table:style-name="ce111" table:formula="of:=[$PZP.C11]" office:value-type="string" office:string-value="oc">
            <text:p>oc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11]" office:value-type="string" office:string-value="\_XRS\_">
            <text:p>\_XRS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]" office:value-type="float" office:value="3">
            <text:p>3</text:p>
          </table:table-cell>
          <table:table-cell table:style-name="ce60" table:formula="of:=[.A113]" office:value-type="float" office:value="3">
            <text:p>3</text:p>
          </table:table-cell>
          <table:table-cell table:style-name="ce109" table:formula="of:=[$PZP.C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4]" office:value-type="float" office:value="14">
            <text:p>14</text:p>
          </table:table-cell>
          <table:table-cell table:style-name="ce60" table:formula="of:=[.A114]" office:value-type="float" office:value="14">
            <text:p>14</text:p>
          </table:table-cell>
          <table:table-cell table:style-name="ce109" table:formula="of:=[$PZP.C14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14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37]" office:value-type="float" office:value="37">
            <text:p>37</text:p>
          </table:table-cell>
          <table:table-cell table:style-name="ce60" table:formula="of:=[.A115]" office:value-type="float" office:value="37">
            <text:p>37</text:p>
          </table:table-cell>
          <table:table-cell table:style-name="ce109" table:formula="of:=[$PZP.C3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37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3]" office:value-type="float" office:value="63">
            <text:p>63</text:p>
          </table:table-cell>
          <table:table-cell table:style-name="ce60" table:formula="of:=[.A116]" office:value-type="float" office:value="63">
            <text:p>63</text:p>
          </table:table-cell>
          <table:table-cell table:style-name="ce109" table:formula="of:=[$PZP.C6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6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1]" office:value-type="float" office:value="81">
            <text:p>81</text:p>
          </table:table-cell>
          <table:table-cell table:style-name="ce60" table:formula="of:=[.A117]" office:value-type="float" office:value="81">
            <text:p>81</text:p>
          </table:table-cell>
          <table:table-cell table:style-name="ce109" table:formula="of:=[$PZP.C8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8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1]" office:value-type="float" office:value="91">
            <text:p>91</text:p>
          </table:table-cell>
          <table:table-cell table:style-name="ce60" table:formula="of:=[.A118]" office:value-type="float" office:value="91">
            <text:p>91</text:p>
          </table:table-cell>
          <table:table-cell table:style-name="ce109" table:formula="of:=[$PZP.C9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9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 table:number-rows-repeated="65427">
          <table:table-cell table:style-name="ce60" table:number-columns-repeated="256"/>
          <table:table-cell table:number-columns-repeated="768"/>
        </table:table-row>
        <table:table-row table:style-name="ro4" table:number-rows-repeated="98302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PZPower.$A$1" table:expression="#REF!"/>
          <table:named-expression table:name="Sheet_Title" table:base-cell-address="$PZPower.$A$1" table:expression="&quot;Power&quot;"/>
        </table:named-expressions>
      </table:table>
      <table:table table:name="GPIO" table:style-name="ta-0x9ece378" table:print="true">
        <office:forms form:automatic-focus="false" form:apply-design-mode="false">
          <form:form/>
        </office:forms>
        <table:table-column table:default-cell-style-name="ACE-0xa1f37b0" table:style-name="ACOL-1"/>
        <table:table-column table:default-cell-style-name="ACE-0xa1f37b0" table:style-name="ACOL-2" table:number-columns-repeated="5"/>
        <table:table-column table:default-cell-style-name="ACE-0xa1f37b0" table:style-name="ACOL-5"/>
        <table:table-column table:default-cell-style-name="ACE-0xa1f37b0" table:style-name="ACOL-0" table:number-columns-repeated="249"/>
        <table:table-row table:style-name="AROW-0">
          <table:table-cell table:style-name="ACE-0xa1f3ab0" office:value-type="string" office:string-value="# This is the template file for creating symbols with tragesym">
            <text:p># This is the template file for creating symbols with tragesym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every line starting with '#' is a comment line.">
            <text:p># every line starting with '#' is a comment line.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save it as text file with tab separated cells and start tragesym">
            <text:p># save it as text file with tab separated cells and start tragesym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number-columns-repeated="256" table:style-name="ACE-0xa1f37b0"/>
        </table:table-row>
        <table:table-row table:style-name="AROW-1">
          <table:table-cell table:style-name="ACE-0xa1f3c30" office:value-type="string" office:string-value="[options]">
            <text:p>[options]</text:p>
          </table:table-cell>
          <table:table-cell table:number-columns-repeated="6" table:style-name="ACE-0xa1f3b7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wordswap swaps labels if the pin is on the right side an looks like this:">
            <text:p># wordswap swaps labels if the pin is on the right side an looks like this: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&quot;PB1 (CLK)&quot;. That's useful for micro controller port labels">
            <text:p># "PB1 (CLK)". That's useful for micro controller port labels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rotate_labels rotates the pintext of top and bottom pins">
            <text:p># rotate_labels rotates the pintext of top and bottom pins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this is useful for large symbols like FPGAs with more than 100 pins">
            <text:p># this is useful for large symbols like FPGAs with more than 100 pins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sort_labels will sort the pins by it's labels">
            <text:p># sort_labels will sort the pins by it's labels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useful for address ports, busses, ...">
            <text:p># useful for address ports, busses, ...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wordswap">
            <text:p>wordswap</text:p>
          </table:table-cell>
          <table:table-cell table:style-name="ACE-0xa1f3930" office:value-type="string" office:string-value="yes">
            <text:p>yes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rotate_labels">
            <text:p>rotate_labels</text:p>
          </table:table-cell>
          <table:table-cell table:style-name="ACE-0xa1f3930" office:value-type="string" office:string-value="yes">
            <text:p>yes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sort_labels">
            <text:p>sort_labels</text:p>
          </table:table-cell>
          <table:table-cell table:style-name="ACE-0xa1f3930" office:value-type="string" office:string-value="no">
            <text:p>no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generate_pinseq">
            <text:p>generate_pinseq</text:p>
          </table:table-cell>
          <table:table-cell table:style-name="ACE-0xa1f3930" office:value-type="string" office:string-value="yes">
            <text:p>yes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sym_width">
            <text:p>sym_width</text:p>
          </table:table-cell>
          <table:table-cell table:style-name="ACE-0xa1f3930" office:value-type="string" office:string-value="8400">
            <text:p>8400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pinwidthvertical">
            <text:p>pinwidthvertical</text:p>
          </table:table-cell>
          <table:table-cell table:style-name="ACE-0xa1f3930" office:value-type="string" office:string-value="300">
            <text:p>300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pinwidthhorizontal">
            <text:p>pinwidthhorizontal</text:p>
          </table:table-cell>
          <table:table-cell table:style-name="ACE-0xa1f3930" office:value-type="string" office:string-value="300">
            <text:p>300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number-columns-repeated="256" table:style-name="ACE-0xa1f37b0"/>
        </table:table-row>
        <table:table-row table:style-name="AROW-1">
          <table:table-cell table:style-name="ACE-0xa1f3c30" office:value-type="string" office:string-value="[geda_attr]">
            <text:p>[geda_attr]</text:p>
          </table:table-cell>
          <table:table-cell table:number-columns-repeated="6" table:style-name="ACE-0xa1f3b7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name will be printed in the top of the symbol">
            <text:p># name will be printed in the top of the symbol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if you have a device with slots, you'll have to use slot= and slotdef=">
            <text:p># if you have a device with slots, you'll have to use slot= and slotdef=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use comment= if there are special information you want to add">
            <text:p># use comment= if there are special information you want to add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version">
            <text:p>version</text:p>
          </table:table-cell>
          <table:table-cell table:style-name="ACE-0xa1f3930" office:value-type="string" office:string-value="20150204 1">
            <text:p>20150204 1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name">
            <text:p>name</text:p>
          </table:table-cell>
          <table:table-cell table:style-name="ACE-0xa1f3930" office:value-type="string" office:string-value="TMS320F28069PZP">
            <text:p>TMS320F28069PZP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device">
            <text:p>device</text:p>
          </table:table-cell>
          <table:table-cell table:style-name="ACE-0xa1f3930" office:value-type="string" office:string-value="TMS320F28069PZP">
            <text:p>TMS320F28069PZP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refdes">
            <text:p>refdes</text:p>
          </table:table-cell>
          <table:table-cell table:style-name="ACE-0xa1f3930" office:value-type="string" office:string-value="U?">
            <text:p>U?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footprint">
            <text:p>footprint</text:p>
          </table:table-cell>
          <table:table-cell table:style-name="ACE-0xa1f3cf0" office:value-type="string" office:string-value="TQFP-100">
            <text:p>TQFP-100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description">
            <text:p>description</text:p>
          </table:table-cell>
          <table:table-cell table:style-name="ACE-0xa1f3930" office:value-type="string" office:string-value="Piccolo Microcontroller, 90MHz">
            <text:p>Piccolo Microcontroller, 90MHz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documentation">
            <text:p>documentation</text:p>
          </table:table-cell>
          <table:table-cell table:style-name="ACE-0xa1f3930" office:value-type="string" office:string-value="http://www.ti.com/product/TMS320F28075/">
            <text:p>http://www.ti.com/product/TMS320F28075/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author">
            <text:p>author</text:p>
          </table:table-cell>
          <table:table-cell table:style-name="ACE-0xa1f3930" office:value-type="string" office:string-value="AutoTron">
            <text:p>AutoTron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numslots">
            <text:p>numslots</text:p>
          </table:table-cell>
          <table:table-cell table:style-name="ACE-0xa1f3930" office:value-type="float" office:value="0">
            <text:p>0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dist-license">
            <text:p>dist-license</text:p>
          </table:table-cell>
          <table:table-cell table:style-name="ACE-0xa1f3930" office:value-type="string" office:string-value="GPL3">
            <text:p>GPL3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use-license">
            <text:p>use-license</text:p>
          </table:table-cell>
          <table:table-cell table:style-name="ACE-0xa1f3930" office:value-type="string" office:string-value="unlimited">
            <text:p>unlimited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slot">
            <text:p>#slot</text:p>
          </table:table-cell>
          <table:table-cell table:style-name="ACE-0xa1f3930" office:value-type="float" office:value="1">
            <text:p>1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slotdef">
            <text:p>#slotdef</text:p>
          </table:table-cell>
          <table:table-cell table:style-name="ACE-0xa1f3930" office:value-type="string" office:string-value="1:">
            <text:p>1: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slotdef">
            <text:p>#slotdef</text:p>
          </table:table-cell>
          <table:table-cell table:style-name="ACE-0xa1f3930" office:value-type="string" office:string-value="2:">
            <text:p>2: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slotdef">
            <text:p>#slotdef</text:p>
          </table:table-cell>
          <table:table-cell table:style-name="ACE-0xa1f3930" office:value-type="string" office:string-value="3:">
            <text:p>3: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slotdef">
            <text:p>#slotdef</text:p>
          </table:table-cell>
          <table:table-cell table:style-name="ACE-0xa1f3930" office:value-type="string" office:string-value="4:">
            <text:p>4:</text:p>
          </table:table-cell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comment">
            <text:p>#comment</text:p>
          </table:table-cell>
          <table:table-cell table:style-name="ACE-0xa1f3930"/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comment">
            <text:p>#comment</text:p>
          </table:table-cell>
          <table:table-cell table:style-name="ACE-0xa1f3930"/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style-name="ACE-0xa1f3930" office:value-type="string" office:string-value="#comment">
            <text:p>#comment</text:p>
          </table:table-cell>
          <table:table-cell table:style-name="ACE-0xa1f3930"/>
          <table:table-cell table:number-columns-repeated="5" table:style-name="ACE-0xa1f3870"/>
          <table:table-cell table:number-columns-repeated="249" table:style-name="ACE-0xa1f37b0"/>
        </table:table-row>
        <table:table-row table:style-name="AROW-0">
          <table:table-cell table:number-columns-repeated="256" table:style-name="ACE-0xa1f37b0"/>
        </table:table-row>
        <table:table-row table:style-name="AROW-1">
          <table:table-cell table:style-name="ACE-0xa1f3c30" office:value-type="string" office:string-value="[pins]">
            <text:p>[pins]</text:p>
          </table:table-cell>
          <table:table-cell table:number-columns-repeated="6" table:style-name="ACE-0xa1f3b7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tabseparated list of pin descriptions">
            <text:p># tabseparated list of pin descriptions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">
            <text:p>#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pinnr is the physical number of the pin">
            <text:p># pinnr is the physical number of the pin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seq is the pinseq= attribute, leave it blank if it doesn't matter">
            <text:p># seq is the pinseq= attribute, leave it blank if it doesn't matter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type can be (in, out, io, oc, oe, pas, tp, tri, clk, pwr)">
            <text:p># type can be (in, out, io, oc, oe, pas, tp, tri, clk, pwr)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style can be (line,dot,clk,dotclk,spacer,none). none if only want to add a net">
            <text:p># style can be (line,dot,clk,dotclk,spacer,none). none if only want to add a net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posit. can be (l,r,t,b) or empty for nets.">
            <text:p># posit. can be (l,r,t,b) or empty for nets.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net specifies the name of the net. Vcc or GND for example.">
            <text:p># net specifies the name of the net. Vcc or GND for example.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 label represents the pinlabel.">
            <text:p># label represents the pinlabel.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">
            <text:p>#</text:p>
          </table:table-cell>
          <table:table-cell table:style-name="ACE-0xa1f3ab0" office:value-type="string" office:string-value="negation lines can be added with &quot;\_&quot; example: \_enable\_ ">
            <text:p>negation lines can be added with "\_" example: \_enable\_ </text:p>
          </table:table-cell>
          <table:table-cell table:number-columns-repeated="5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">
            <text:p>#</text:p>
          </table:table-cell>
          <table:table-cell table:style-name="ACE-0xa1f3ab0" office:value-type="string" office:string-value="if you want to write a &quot;\&quot; use &quot;\\&quot; as escape sequence">
            <text:p>if you want to write a "\" use "\\" as escape sequence</text:p>
          </table:table-cell>
          <table:table-cell table:number-columns-repeated="5" table:style-name="ACE-0xa1f3ab0"/>
          <table:table-cell table:number-columns-repeated="249" table:style-name="ACE-0xa1f37b0"/>
        </table:table-row>
        <table:table-row table:style-name="AROW-0">
          <table:table-cell table:style-name="ACE-0xa1f3ab0" office:value-type="string" office:string-value="#">
            <text:p>#</text:p>
          </table:table-cell>
          <table:table-cell table:number-columns-repeated="6" table:style-name="ACE-0xa1f3ab0"/>
          <table:table-cell table:number-columns-repeated="249" table:style-name="ACE-0xa1f37b0"/>
        </table:table-row>
        <table:table-row table:style-name="AROW-2">
          <table:table-cell table:style-name="ACE-0xa1f3db0" office:value-type="string" office:string-value="#pinnr">
            <text:p>#pinnr</text:p>
          </table:table-cell>
          <table:table-cell table:style-name="ACE-0xa1f3db0" office:value-type="string" office:string-value="seq">
            <text:p>seq</text:p>
          </table:table-cell>
          <table:table-cell table:style-name="ACE-0xa1f3db0" office:value-type="string" office:string-value="type">
            <text:p>type</text:p>
          </table:table-cell>
          <table:table-cell table:style-name="ACE-0xa1f3db0" office:value-type="string" office:string-value="style">
            <text:p>style</text:p>
          </table:table-cell>
          <table:table-cell table:style-name="ACE-0xa1f3db0" office:value-type="string" office:string-value="posit.">
            <text:p>posit.</text:p>
          </table:table-cell>
          <table:table-cell table:style-name="ACE-0xa1f3db0" office:value-type="string" office:string-value="net">
            <text:p>net</text:p>
          </table:table-cell>
          <table:table-cell table:style-name="ACE-0xa1f3db0" office:value-type="string" office:string-value="label">
            <text:p>label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9]" office:value-type="float" office:value="39">
            <text:p>39</text:p>
          </table:table-cell>
          <table:table-cell table:style-name="ACE-0xa1f37b0" table:formula="of:=[.A58]" office:value-type="float" office:value="39">
            <text:p>39</text:p>
          </table:table-cell>
          <table:table-cell table:style-name="ACE-0xa1f39f0" table:formula="of:=[$'PZP'.C1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9]" office:value-type="string" office:string-value="GPIO25/ECAP2/EQEP2B/SPISOMIB">
            <text:p>GPIO25/ECAP2/EQEP2B/SPISOMI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8]" office:value-type="float" office:value="78">
            <text:p>78</text:p>
          </table:table-cell>
          <table:table-cell table:style-name="ACE-0xa1f37b0" table:formula="of:=[.A59]" office:value-type="float" office:value="78">
            <text:p>78</text:p>
          </table:table-cell>
          <table:table-cell table:style-name="ACE-0xa1f39f0" table:formula="of:=[$'PZP'.C7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78]" office:value-type="string" office:string-value="GPIO26/ECAP3/EQEP2I/SPICLKB/USB0DP">
            <text:p>GPIO26/ECAP3/EQEP2I/SPICLKB/USB0DP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7]" office:value-type="float" office:value="77">
            <text:p>77</text:p>
          </table:table-cell>
          <table:table-cell table:style-name="ACE-0xa1f37b0" table:formula="of:=[.A60]" office:value-type="float" office:value="77">
            <text:p>77</text:p>
          </table:table-cell>
          <table:table-cell table:style-name="ACE-0xa1f39f0" table:formula="of:=[$'PZP'.C21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77]" office:value-type="string" office:string-value="GPIO27/HRCAP2/EQEP2S/\_SPISTEB\_/SDAA/USB0DM">
            <text:p>GPIO27/HRCAP2/EQEP2S/\_SPISTEB\_/SDAA/USB0DM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50]" office:value-type="float" office:value="50">
            <text:p>50</text:p>
          </table:table-cell>
          <table:table-cell table:style-name="ACE-0xa1f37b0" table:formula="of:=[.A62]" office:value-type="float" office:value="50">
            <text:p>50</text:p>
          </table:table-cell>
          <table:table-cell table:style-name="ACE-0xa1f39f0" table:formula="of:=[$'PZP'.C50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50]" office:value-type="string" office:string-value="GPIO28/SCIRXDA/SDAA/\_TZ2\_">
            <text:p>GPIO28/SCIRXDA/SDAA/\_TZ2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3]" office:value-type="float" office:value="43">
            <text:p>43</text:p>
          </table:table-cell>
          <table:table-cell table:style-name="ACE-0xa1f37b0" table:formula="of:=[.A63]" office:value-type="float" office:value="43">
            <text:p>43</text:p>
          </table:table-cell>
          <table:table-cell table:style-name="ACE-0xa1f39f0" table:formula="of:=[$'PZP'.C43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43]" office:value-type="string" office:string-value="GPIO29/SCITXDA/SCLA/\_TZ3\_">
            <text:p>GPIO29/SCITXDA/SCLA/\_TZ3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8]" office:value-type="float" office:value="88">
            <text:p>88</text:p>
          </table:table-cell>
          <table:table-cell table:style-name="ACE-0xa1f37b0" table:formula="of:=[.A64]" office:value-type="float" office:value="88">
            <text:p>88</text:p>
          </table:table-cell>
          <table:table-cell table:style-name="ACE-0xa1f39f0" table:formula="of:=[$'PZP'.C8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88]" office:value-type="string" office:string-value="GPIO15/ECAP2/SCIRXDB/\_SPISTEB\_">
            <text:p>GPIO15/ECAP2/SCIRXDB/\_SPISTEB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4]" office:value-type="float" office:value="94">
            <text:p>94</text:p>
          </table:table-cell>
          <table:table-cell table:style-name="ACE-0xa1f37b0" table:formula="of:=[.A65]" office:value-type="float" office:value="94">
            <text:p>94</text:p>
          </table:table-cell>
          <table:table-cell table:style-name="ACE-0xa1f39f0" table:formula="of:=[$'PZP'.C9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94]" office:value-type="string" office:string-value="GPIO58/MCLKRA/SCITXDB/EPWM7A">
            <text:p>GPIO58/MCLKRA/SCITXDB/EPWM7A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41]" office:value-type="float" office:value="41">
            <text:p>41</text:p>
          </table:table-cell>
          <table:table-cell table:style-name="ACE-0xa1f37b0" table:formula="of:=[.A67]" office:value-type="float" office:value="41">
            <text:p>41</text:p>
          </table:table-cell>
          <table:table-cell table:style-name="ACE-0xa1f39f0" table:formula="of:=[$'PZP'.C41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41]" office:value-type="string" office:string-value="GPIO30/EPWM7A/CANRXA/CANRXA">
            <text:p>GPIO30/EPWM7A/CANRXA/CANRX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0]" office:value-type="float" office:value="40">
            <text:p>40</text:p>
          </table:table-cell>
          <table:table-cell table:style-name="ACE-0xa1f37b0" table:formula="of:=[.A68]" office:value-type="float" office:value="40">
            <text:p>40</text:p>
          </table:table-cell>
          <table:table-cell table:style-name="ACE-0xa1f39f0" table:formula="of:=[$'PZP'.C40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40]" office:value-type="string" office:string-value="GPIO31/EPWM8A/CANTXA/EQEP2S">
            <text:p>GPIO31/EPWM8A/CANTXA/EQEP2S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99]" office:value-type="float" office:value="99">
            <text:p>99</text:p>
          </table:table-cell>
          <table:table-cell table:style-name="ACE-0xa1f37b0" table:formula="of:=[.A70]" office:value-type="float" office:value="99">
            <text:p>99</text:p>
          </table:table-cell>
          <table:table-cell table:style-name="ACE-0xa1f39f0" table:formula="of:=[$'PZP'.C9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99]" office:value-type="string" office:string-value="GPIO32/SDAA/EPWMSYNCI/\_ADCSOCBO\_">
            <text:p>GPIO32/SDAA/EPWMSYNCI/\_ADCSOCBO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00]" office:value-type="float" office:value="100">
            <text:p>100</text:p>
          </table:table-cell>
          <table:table-cell table:style-name="ACE-0xa1f37b0" table:formula="of:=[.A71]" office:value-type="float" office:value="100">
            <text:p>100</text:p>
          </table:table-cell>
          <table:table-cell table:style-name="ACE-0xa1f39f0" table:formula="of:=[$'PZP'.C100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100]" office:value-type="string" office:string-value="GPIO33/SCLA/EPWMSYNCO/\_ADCSOCBO\_">
            <text:p>GPIO33/SCLA/EPWMSYNCO/\_ADCSOCBO\_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24]" office:value-type="float" office:value="24">
            <text:p>24</text:p>
          </table:table-cell>
          <table:table-cell table:style-name="ACE-0xa1f37b0" table:formula="of:=[.A73]" office:value-type="float" office:value="24">
            <text:p>24</text:p>
          </table:table-cell>
          <table:table-cell table:style-name="ACE-0xa1f39f0" table:formula="of:=[$'PZP'.C24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4]" office:value-type="string" office:string-value="VREFHI">
            <text:p>VREFHI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16]" office:value-type="float" office:value="16">
            <text:p>16</text:p>
          </table:table-cell>
          <table:table-cell table:style-name="ACE-0xa1f37b0" table:formula="of:=[.A75]" office:value-type="float" office:value="16">
            <text:p>16</text:p>
          </table:table-cell>
          <table:table-cell table:style-name="ACE-0xa1f39f0" table:formula="of:=[$'PZP'.C16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16]" office:value-type="string" office:string-value="ADCINA7">
            <text:p>ADCINA7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7]" office:value-type="float" office:value="17">
            <text:p>17</text:p>
          </table:table-cell>
          <table:table-cell table:style-name="ACE-0xa1f37b0" table:formula="of:=[.A76]" office:value-type="float" office:value="17">
            <text:p>17</text:p>
          </table:table-cell>
          <table:table-cell table:style-name="ACE-0xa1f39f0" table:formula="of:=[$'PZP'.C17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17]" office:value-type="string" office:string-value="ADCINA6/COMP3A/AIO6">
            <text:p>ADCINA6/COMP3A/AIO6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8]" office:value-type="float" office:value="18">
            <text:p>18</text:p>
          </table:table-cell>
          <table:table-cell table:style-name="ACE-0xa1f37b0" table:formula="of:=[.A77]" office:value-type="float" office:value="18">
            <text:p>18</text:p>
          </table:table-cell>
          <table:table-cell table:style-name="ACE-0xa1f39f0" table:formula="of:=[$'PZP'.C18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18]" office:value-type="string" office:string-value="ADCINA5">
            <text:p>ADCINA5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9]" office:value-type="float" office:value="19">
            <text:p>19</text:p>
          </table:table-cell>
          <table:table-cell table:style-name="ACE-0xa1f37b0" table:formula="of:=[.A78]" office:value-type="float" office:value="19">
            <text:p>19</text:p>
          </table:table-cell>
          <table:table-cell table:style-name="ACE-0xa1f39f0" table:formula="of:=[$'PZP'.C1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19]" office:value-type="string" office:string-value="ADCINA4/COMP2A/AIO4">
            <text:p>ADCINA4/COMP2A/AIO4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0]" office:value-type="float" office:value="20">
            <text:p>20</text:p>
          </table:table-cell>
          <table:table-cell table:style-name="ACE-0xa1f37b0" table:formula="of:=[.A79]" office:value-type="float" office:value="20">
            <text:p>20</text:p>
          </table:table-cell>
          <table:table-cell table:style-name="ACE-0xa1f39f0" table:formula="of:=[$'PZP'.C20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0]" office:value-type="string" office:string-value="ADCINA3">
            <text:p>ADCINA3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1]" office:value-type="float" office:value="21">
            <text:p>21</text:p>
          </table:table-cell>
          <table:table-cell table:style-name="ACE-0xa1f37b0" table:formula="of:=[.A80]" office:value-type="float" office:value="21">
            <text:p>21</text:p>
          </table:table-cell>
          <table:table-cell table:style-name="ACE-0xa1f39f0" table:formula="of:=[$'PZP'.C21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1]" office:value-type="string" office:string-value="ADCINA2/COMP1A/AIO2">
            <text:p>ADCINA2/COMP1A/AIO2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2]" office:value-type="float" office:value="22">
            <text:p>22</text:p>
          </table:table-cell>
          <table:table-cell table:style-name="ACE-0xa1f37b0" table:formula="of:=[.A81]" office:value-type="float" office:value="22">
            <text:p>22</text:p>
          </table:table-cell>
          <table:table-cell table:style-name="ACE-0xa1f39f0" table:formula="of:=[$'PZP'.C22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2]" office:value-type="string" office:string-value="ADCINA1">
            <text:p>ADCINA1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3]" office:value-type="float" office:value="23">
            <text:p>23</text:p>
          </table:table-cell>
          <table:table-cell table:style-name="ACE-0xa1f37b0" table:formula="of:=[.A82]" office:value-type="float" office:value="23">
            <text:p>23</text:p>
          </table:table-cell>
          <table:table-cell table:style-name="ACE-0xa1f39f0" table:formula="of:=[$'PZP'.C23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3]" office:value-type="string" office:string-value="ADCINA0">
            <text:p>ADCINA0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35]" office:value-type="float" office:value="35">
            <text:p>35</text:p>
          </table:table-cell>
          <table:table-cell table:style-name="ACE-0xa1f37b0" table:formula="of:=[.A84]" office:value-type="float" office:value="35">
            <text:p>35</text:p>
          </table:table-cell>
          <table:table-cell table:style-name="ACE-0xa1f39f0" table:formula="of:=[$'PZP'.C35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5]" office:value-type="string" office:string-value="ADCINB7">
            <text:p>ADCINB7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4]" office:value-type="float" office:value="34">
            <text:p>34</text:p>
          </table:table-cell>
          <table:table-cell table:style-name="ACE-0xa1f37b0" table:formula="of:=[.A85]" office:value-type="float" office:value="34">
            <text:p>34</text:p>
          </table:table-cell>
          <table:table-cell table:style-name="ACE-0xa1f39f0" table:formula="of:=[$'PZP'.C3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4]" office:value-type="string" office:string-value="ADCINB6/COMP3B/AIO14">
            <text:p>ADCINB6/COMP3B/AIO14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3]" office:value-type="float" office:value="33">
            <text:p>33</text:p>
          </table:table-cell>
          <table:table-cell table:style-name="ACE-0xa1f37b0" table:formula="of:=[.A86]" office:value-type="float" office:value="33">
            <text:p>33</text:p>
          </table:table-cell>
          <table:table-cell table:style-name="ACE-0xa1f39f0" table:formula="of:=[$'PZP'.C33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3]" office:value-type="string" office:string-value="ADCINB5">
            <text:p>ADCINB5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2]" office:value-type="float" office:value="32">
            <text:p>32</text:p>
          </table:table-cell>
          <table:table-cell table:style-name="ACE-0xa1f37b0" table:formula="of:=[.A87]" office:value-type="float" office:value="32">
            <text:p>32</text:p>
          </table:table-cell>
          <table:table-cell table:style-name="ACE-0xa1f39f0" table:formula="of:=[$'PZP'.C32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2]" office:value-type="string" office:string-value="ADCINB4/COMP2B/AIO12">
            <text:p>ADCINB4/COMP2B/AIO12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1]" office:value-type="float" office:value="31">
            <text:p>31</text:p>
          </table:table-cell>
          <table:table-cell table:style-name="ACE-0xa1f37b0" table:formula="of:=[.A88]" office:value-type="float" office:value="31">
            <text:p>31</text:p>
          </table:table-cell>
          <table:table-cell table:style-name="ACE-0xa1f39f0" table:formula="of:=[$'PZP'.C31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1]" office:value-type="string" office:string-value="ADCINB3">
            <text:p>ADCINB3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30]" office:value-type="float" office:value="30">
            <text:p>30</text:p>
          </table:table-cell>
          <table:table-cell table:style-name="ACE-0xa1f37b0" table:formula="of:=[.A89]" office:value-type="float" office:value="30">
            <text:p>30</text:p>
          </table:table-cell>
          <table:table-cell table:style-name="ACE-0xa1f39f0" table:formula="of:=[$'PZP'.C30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30]" office:value-type="string" office:string-value="ADCINB2/COMP1B/AIO10">
            <text:p>ADCINB2/COMP1B/AIO10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9]" office:value-type="float" office:value="29">
            <text:p>29</text:p>
          </table:table-cell>
          <table:table-cell table:style-name="ACE-0xa1f37b0" table:formula="of:=[.A90]" office:value-type="float" office:value="29">
            <text:p>29</text:p>
          </table:table-cell>
          <table:table-cell table:style-name="ACE-0xa1f39f0" table:formula="of:=[$'PZP'.C29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9]" office:value-type="string" office:string-value="ADCINB1">
            <text:p>ADCINB1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8]" office:value-type="float" office:value="28">
            <text:p>28</text:p>
          </table:table-cell>
          <table:table-cell table:style-name="ACE-0xa1f37b0" table:formula="of:=[.A91]" office:value-type="float" office:value="28">
            <text:p>28</text:p>
          </table:table-cell>
          <table:table-cell table:style-name="ACE-0xa1f39f0" table:formula="of:=[$'PZP'.C28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8]" office:value-type="string" office:string-value="ADCINB0">
            <text:p>ADCINB0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27]" office:value-type="float" office:value="27">
            <text:p>27</text:p>
          </table:table-cell>
          <table:table-cell table:style-name="ACE-0xa1f37b0" table:formula="of:=[.A93]" office:value-type="float" office:value="27">
            <text:p>27</text:p>
          </table:table-cell>
          <table:table-cell table:style-name="ACE-0xa1f39f0" table:formula="of:=[$'PZP'.C27]" office:value-type="string" office:string-value="in">
            <text:p>in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27]" office:value-type="string" office:string-value="VREFLO">
            <text:p>VREFLO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l">
            <text:p>l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89]" office:value-type="float" office:value="89">
            <text:p>89</text:p>
          </table:table-cell>
          <table:table-cell table:style-name="ACE-0xa1f37b0" table:formula="of:=[.A95]" office:value-type="float" office:value="89">
            <text:p>89</text:p>
          </table:table-cell>
          <table:table-cell table:style-name="ACE-0xa1f39f0" table:formula="of:=[$'PZP'.C8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89]" office:value-type="string" office:string-value="GPIO57/\_SPISTEA\_/EQEP2S/HRCAP4">
            <text:p>GPIO57/\_SPISTEA\_/EQEP2S/HRCAP4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69]" office:value-type="float" office:value="69">
            <text:p>69</text:p>
          </table:table-cell>
          <table:table-cell table:style-name="ACE-0xa1f37b0" table:formula="of:=[.A96]" office:value-type="float" office:value="69">
            <text:p>69</text:p>
          </table:table-cell>
          <table:table-cell table:style-name="ACE-0xa1f39f0" table:formula="of:=[$'PZP'.C6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69]" office:value-type="string" office:string-value="GPIO54/SPISIMOA/EQEP2A/HRCAP1">
            <text:p>GPIO54/SPISIMOA/EQEP2A/HRCAP1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5]" office:value-type="float" office:value="75">
            <text:p>75</text:p>
          </table:table-cell>
          <table:table-cell table:style-name="ACE-0xa1f37b0" table:formula="of:=[.A97]" office:value-type="float" office:value="75">
            <text:p>75</text:p>
          </table:table-cell>
          <table:table-cell table:style-name="ACE-0xa1f39f0" table:formula="of:=[$'PZP'.C75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75]" office:value-type="string" office:string-value="GPIO55/SPISOMIA/EQEP2B/HRCAP2">
            <text:p>GPIO55/SPISOMIA/EQEP2B/HRCAP2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5]" office:value-type="float" office:value="85">
            <text:p>85</text:p>
          </table:table-cell>
          <table:table-cell table:style-name="ACE-0xa1f37b0" table:formula="of:=[.A98]" office:value-type="float" office:value="85">
            <text:p>85</text:p>
          </table:table-cell>
          <table:table-cell table:style-name="ACE-0xa1f39f0" table:formula="of:=[$'PZP'.C85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l">
            <text:p>l</text:p>
          </table:table-cell>
          <table:table-cell table:style-name="ACE-0xa1f37b0"/>
          <table:table-cell table:style-name="ACE-0xa1f37b0" table:formula="of:=[$'PZP'.B85]" office:value-type="string" office:string-value="GPIO56/SPICLKA/EQEP2I/HRCAP3">
            <text:p>GPIO56/SPICLKA/EQEP2I/HRCAP3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4]" office:value-type="float" office:value="44">
            <text:p>44</text:p>
          </table:table-cell>
          <table:table-cell table:style-name="ACE-0xa1f37b0" table:formula="of:=[.A99]" office:value-type="float" office:value="44">
            <text:p>44</text:p>
          </table:table-cell>
          <table:table-cell table:style-name="ACE-0xa1f39f0" table:formula="of:=[$'PZP'.C4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44]" office:value-type="string" office:string-value="GPIO12/\_TZ1\_/SCITXDA/SPISIMOB">
            <text:p>GPIO12/\_TZ1\_/SCITXDA/SPISIMO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5]" office:value-type="float" office:value="95">
            <text:p>95</text:p>
          </table:table-cell>
          <table:table-cell table:style-name="ACE-0xa1f37b0" table:formula="of:=[.A100]" office:value-type="float" office:value="95">
            <text:p>95</text:p>
          </table:table-cell>
          <table:table-cell table:style-name="ACE-0xa1f39f0" table:formula="of:=[$'PZP'.C95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95]" office:value-type="string" office:string-value="GPIO13/\_TZ2\_/SPISOMIB">
            <text:p>GPIO13/\_TZ2\_/SPISOMI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6]" office:value-type="float" office:value="96">
            <text:p>96</text:p>
          </table:table-cell>
          <table:table-cell table:style-name="ACE-0xa1f37b0" table:formula="of:=[.A101]" office:value-type="float" office:value="96">
            <text:p>96</text:p>
          </table:table-cell>
          <table:table-cell table:style-name="ACE-0xa1f39f0" table:formula="of:=[$'PZP'.C9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96]" office:value-type="string" office:string-value="GPIO14/\_TZ3\_/SCITXDB/SPICLKB">
            <text:p>GPIO14/\_TZ3\_/SCITXDB/SPICLKB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6]" office:value-type="float" office:value="6">
            <text:p>6</text:p>
          </table:table-cell>
          <table:table-cell table:style-name="ACE-0xa1f37b0" table:formula="of:=[.A103]" office:value-type="float" office:value="6">
            <text:p>6</text:p>
          </table:table-cell>
          <table:table-cell table:style-name="ACE-0xa1f39f0" table:formula="of:=[$'PZP'.C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6]" office:value-type="string" office:string-value="GPIO20/EQEP1A/MDXA/COMP1OUT">
            <text:p>GPIO20/EQEP1A/MDXA/COMP1OUT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]" office:value-type="float" office:value="7">
            <text:p>7</text:p>
          </table:table-cell>
          <table:table-cell table:style-name="ACE-0xa1f37b0" table:formula="of:=[.A104]" office:value-type="float" office:value="7">
            <text:p>7</text:p>
          </table:table-cell>
          <table:table-cell table:style-name="ACE-0xa1f39f0" table:formula="of:=[$'PZP'.C7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7]" office:value-type="string" office:string-value="GPIO21/EQEP1B/MDRA/COMP2OUT">
            <text:p>GPIO21/EQEP1B/MDRA/COMP2OUT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2]" office:value-type="float" office:value="2">
            <text:p>2</text:p>
          </table:table-cell>
          <table:table-cell table:style-name="ACE-0xa1f37b0" table:formula="of:=[.A105]" office:value-type="float" office:value="2">
            <text:p>2</text:p>
          </table:table-cell>
          <table:table-cell table:style-name="ACE-0xa1f39f0" table:formula="of:=[$'PZP'.C2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2]" office:value-type="string" office:string-value="GPIO23/EQEP1I/MFSXA/SCIRXDB">
            <text:p>GPIO23/EQEP1I/MFSXA/SCIRXD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8]" office:value-type="float" office:value="98">
            <text:p>98</text:p>
          </table:table-cell>
          <table:table-cell table:style-name="ACE-0xa1f37b0" table:formula="of:=[.A106]" office:value-type="float" office:value="98">
            <text:p>98</text:p>
          </table:table-cell>
          <table:table-cell table:style-name="ACE-0xa1f39f0" table:formula="of:=[$'PZP'.C9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98]" office:value-type="string" office:string-value="GPIO22/EQEP1S/MCLKXA/SCITXDB">
            <text:p>GPIO22/EQEP1S/MCLKXA/SCITXDB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55]" office:value-type="float" office:value="55">
            <text:p>55</text:p>
          </table:table-cell>
          <table:table-cell table:style-name="ACE-0xa1f37b0" table:formula="of:=[.A108]" office:value-type="float" office:value="55">
            <text:p>55</text:p>
          </table:table-cell>
          <table:table-cell table:style-name="ACE-0xa1f39f0" table:formula="of:=[$'PZP'.C55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5]" office:value-type="string" office:string-value="GPIO16/SPISIMOA/\_TZ2\_">
            <text:p>GPIO16/SPISIMOA/\_TZ2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52]" office:value-type="float" office:value="52">
            <text:p>52</text:p>
          </table:table-cell>
          <table:table-cell table:style-name="ACE-0xa1f37b0" table:formula="of:=[.A109]" office:value-type="float" office:value="52">
            <text:p>52</text:p>
          </table:table-cell>
          <table:table-cell table:style-name="ACE-0xa1f39f0" table:formula="of:=[$'PZP'.C52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2]" office:value-type="string" office:string-value="GPIO17/SPISOMIA/\_TZ3\_">
            <text:p>GPIO17/SPISOMIA/\_TZ3\_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68]" office:value-type="float" office:value="68">
            <text:p>68</text:p>
          </table:table-cell>
          <table:table-cell table:style-name="ACE-0xa1f37b0" table:formula="of:=[.A111]" office:value-type="float" office:value="68">
            <text:p>68</text:p>
          </table:table-cell>
          <table:table-cell table:style-name="ACE-0xa1f39f0" table:formula="of:=[$'PZP'.C6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68]" office:value-type="string" office:string-value="GPIO34/COMP2OUT/COMP3OUT">
            <text:p>GPIO34/COMP2OUT/COMP3OUT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66]" office:value-type="float" office:value="66">
            <text:p>66</text:p>
          </table:table-cell>
          <table:table-cell table:style-name="ACE-0xa1f37b0" table:formula="of:=[.A113]" office:value-type="float" office:value="66">
            <text:p>66</text:p>
          </table:table-cell>
          <table:table-cell table:style-name="ACE-0xa1f39f0" table:formula="of:=[$'PZP'.C6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66]" office:value-type="string" office:string-value="GPIO39">
            <text:p>GPIO39</text:p>
          </table:table-cell>
          <table:table-cell table:number-columns-repeated="249" table:style-name="ACE-0xa1f37b0"/>
        </table:table-row>
        <table:table-row table:style-name="AROW-0">
          <table:table-cell table:number-columns-repeated="2" table:style-name="ACE-0xa1f37b0"/>
          <table:table-cell table:style-name="ACE-0xa1f39f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56]" office:value-type="float" office:value="56">
            <text:p>56</text:p>
          </table:table-cell>
          <table:table-cell table:style-name="ACE-0xa1f37b0" table:formula="of:=[.A115]" office:value-type="float" office:value="56">
            <text:p>56</text:p>
          </table:table-cell>
          <table:table-cell table:style-name="ACE-0xa1f39f0" table:formula="of:=[$'PZP'.C5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6]" office:value-type="string" office:string-value="GPIO44/MFSRA/SCIRXDB/EPWM7B">
            <text:p>GPIO44/MFSRA/SCIRXDB/EPWM7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2]" office:value-type="float" office:value="42">
            <text:p>42</text:p>
          </table:table-cell>
          <table:table-cell table:style-name="ACE-0xa1f37b0" table:formula="of:=[.A116]" office:value-type="float" office:value="42">
            <text:p>42</text:p>
          </table:table-cell>
          <table:table-cell table:style-name="ACE-0xa1f39f0" table:formula="of:=[$'PZP'.C42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42]" office:value-type="string" office:string-value="GPIO50/EQEP1A/MDXA/\_TZ1\_">
            <text:p>GPIO50/EQEP1A/MDXA/\_TZ1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8]" office:value-type="float" office:value="48">
            <text:p>48</text:p>
          </table:table-cell>
          <table:table-cell table:style-name="ACE-0xa1f37b0" table:formula="of:=[.A117]" office:value-type="float" office:value="48">
            <text:p>48</text:p>
          </table:table-cell>
          <table:table-cell table:style-name="ACE-0xa1f39f0" table:formula="of:=[$'PZP'.C4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48]" office:value-type="string" office:string-value="GPIO51/EQEP1B/MDRA/\_TZ2\_">
            <text:p>GPIO51/EQEP1B/MDRA/\_TZ2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53]" office:value-type="float" office:value="53">
            <text:p>53</text:p>
          </table:table-cell>
          <table:table-cell table:style-name="ACE-0xa1f37b0" table:formula="of:=[.A118]" office:value-type="float" office:value="53">
            <text:p>53</text:p>
          </table:table-cell>
          <table:table-cell table:style-name="ACE-0xa1f39f0" table:formula="of:=[$'PZP'.C53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3]" office:value-type="string" office:string-value="GPIO52/EQEP1S/MCLKXA/\_TZ3\_">
            <text:p>GPIO52/EQEP1S/MCLKXA/\_TZ3\_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65]" office:value-type="float" office:value="65">
            <text:p>65</text:p>
          </table:table-cell>
          <table:table-cell table:style-name="ACE-0xa1f37b0" table:formula="of:=[.A119]" office:value-type="float" office:value="65">
            <text:p>65</text:p>
          </table:table-cell>
          <table:table-cell table:style-name="ACE-0xa1f39f0" table:formula="of:=[$'PZP'.C65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65]" office:value-type="string" office:string-value="GPIO53/EQEP1I/MFSXA">
            <text:p>GPIO53/EQEP1I/MFSX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7]" office:value-type="float" office:value="97">
            <text:p>97</text:p>
          </table:table-cell>
          <table:table-cell table:style-name="ACE-0xa1f37b0" table:formula="of:=[.A120]" office:value-type="float" office:value="97">
            <text:p>97</text:p>
          </table:table-cell>
          <table:table-cell table:style-name="ACE-0xa1f39f0" table:formula="of:=[$'PZP'.C97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97]" office:value-type="string" office:string-value="GPIO24/ECAP1/EQEP2A/SPISIMOB">
            <text:p>GPIO24/ECAP1/EQEP2A/SPISIMOB</text:p>
          </table:table-cell>
          <table:table-cell table:number-columns-repeated="249" table:style-name="ACE-0xa1f37b0"/>
        </table:table-row>
        <table:table-row table:style-name="AROW-0">
          <table:table-cell table:number-columns-repeated="3" table:style-name="ACE-0xa1f37b0"/>
          <table:table-cell table:style-name="ACE-0xa1f37b0" office:value-type="string" office:string-value="spacer">
            <text:p>spacer</text:p>
          </table:table-cell>
          <table:table-cell table:style-name="ACE-0xa1f39f0" office:value-type="string" office:string-value="r">
            <text:p>r</text:p>
          </table:table-cell>
          <table:table-cell table:number-columns-repeated="251" table:style-name="ACE-0xa1f37b0"/>
        </table:table-row>
        <table:table-row table:style-name="AROW-0">
          <table:table-cell table:style-name="ACE-0xa1f37b0" table:formula="of:=[$'PZP'.A87]" office:value-type="float" office:value="87">
            <text:p>87</text:p>
          </table:table-cell>
          <table:table-cell table:style-name="ACE-0xa1f37b0" table:formula="of:=[.A122]" office:value-type="float" office:value="87">
            <text:p>87</text:p>
          </table:table-cell>
          <table:table-cell table:style-name="ACE-0xa1f39f0" table:formula="of:=[$'PZP'.C87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7]" office:value-type="string" office:string-value="GPIO0/EPWM1A">
            <text:p>GPIO0/EPWM1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6]" office:value-type="float" office:value="86">
            <text:p>86</text:p>
          </table:table-cell>
          <table:table-cell table:style-name="ACE-0xa1f37b0" table:formula="of:=[.A123]" office:value-type="float" office:value="86">
            <text:p>86</text:p>
          </table:table-cell>
          <table:table-cell table:style-name="ACE-0xa1f39f0" table:formula="of:=[$'PZP'.C8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6]" office:value-type="string" office:string-value="GPIO1/COMP1OUT/EPWM1B">
            <text:p>GPIO1/COMP1OUT/EPWM1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4]" office:value-type="float" office:value="84">
            <text:p>84</text:p>
          </table:table-cell>
          <table:table-cell table:style-name="ACE-0xa1f37b0" table:formula="of:=[.A124]" office:value-type="float" office:value="84">
            <text:p>84</text:p>
          </table:table-cell>
          <table:table-cell table:style-name="ACE-0xa1f39f0" table:formula="of:=[$'PZP'.C8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4]" office:value-type="string" office:string-value="GPIO2/EPWM2A">
            <text:p>GPIO2/EPWM2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3]" office:value-type="float" office:value="83">
            <text:p>83</text:p>
          </table:table-cell>
          <table:table-cell table:style-name="ACE-0xa1f37b0" table:formula="of:=[.A125]" office:value-type="float" office:value="83">
            <text:p>83</text:p>
          </table:table-cell>
          <table:table-cell table:style-name="ACE-0xa1f39f0" table:formula="of:=[$'PZP'.C83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3]" office:value-type="string" office:string-value="GPIO3/SPISOMIA/COMP2OUT/EPWM2B">
            <text:p>GPIO3/SPISOMIA/COMP2OUT/EPWM2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9]" office:value-type="float" office:value="9">
            <text:p>9</text:p>
          </table:table-cell>
          <table:table-cell table:style-name="ACE-0xa1f37b0" table:formula="of:=[.A126]" office:value-type="float" office:value="9">
            <text:p>9</text:p>
          </table:table-cell>
          <table:table-cell table:style-name="ACE-0xa1f39f0" table:formula="of:=[$'PZP'.C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9]" office:value-type="string" office:string-value="GPIO4/EPWM3A">
            <text:p>GPIO4/EPWM3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0]" office:value-type="float" office:value="10">
            <text:p>10</text:p>
          </table:table-cell>
          <table:table-cell table:style-name="ACE-0xa1f37b0" table:formula="of:=[.A127]" office:value-type="float" office:value="10">
            <text:p>10</text:p>
          </table:table-cell>
          <table:table-cell table:style-name="ACE-0xa1f39f0" table:formula="of:=[$'PZP'.C10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10]" office:value-type="string" office:string-value="GPIO5/SPISOMOA/ECAP1/EPWM3B">
            <text:p>GPIO5/SPISOMOA/ECAP1/EPWM3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58]" office:value-type="float" office:value="58">
            <text:p>58</text:p>
          </table:table-cell>
          <table:table-cell table:style-name="ACE-0xa1f37b0" table:formula="of:=[.A128]" office:value-type="float" office:value="58">
            <text:p>58</text:p>
          </table:table-cell>
          <table:table-cell table:style-name="ACE-0xa1f39f0" table:formula="of:=[$'PZP'.C5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8]" office:value-type="string" office:string-value="GPIO6/EPWMSYNCI/EPWMSYNCO/EPWM4A">
            <text:p>GPIO6/EPWMSYNCI/EPWMSYNCO/EPWM4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57]" office:value-type="float" office:value="57">
            <text:p>57</text:p>
          </table:table-cell>
          <table:table-cell table:style-name="ACE-0xa1f37b0" table:formula="of:=[.A129]" office:value-type="float" office:value="57">
            <text:p>57</text:p>
          </table:table-cell>
          <table:table-cell table:style-name="ACE-0xa1f39f0" table:formula="of:=[$'PZP'.C57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7]" office:value-type="string" office:string-value="GPIO7/SCIRXDA/ECAP2/EPWM4B">
            <text:p>GPIO7/SCIRXDA/ECAP2/EPWM4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54]" office:value-type="float" office:value="54">
            <text:p>54</text:p>
          </table:table-cell>
          <table:table-cell table:style-name="ACE-0xa1f37b0" table:formula="of:=[.A130]" office:value-type="float" office:value="54">
            <text:p>54</text:p>
          </table:table-cell>
          <table:table-cell table:style-name="ACE-0xa1f39f0" table:formula="of:=[$'PZP'.C5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54]" office:value-type="string" office:string-value="GPIO8/\_ADCSOCAO\_/EPWM5A">
            <text:p>GPIO8/\_ADCSOCAO\_/EPWM5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49]" office:value-type="float" office:value="49">
            <text:p>49</text:p>
          </table:table-cell>
          <table:table-cell table:style-name="ACE-0xa1f37b0" table:formula="of:=[.A131]" office:value-type="float" office:value="49">
            <text:p>49</text:p>
          </table:table-cell>
          <table:table-cell table:style-name="ACE-0xa1f39f0" table:formula="of:=[$'PZP'.C49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49]" office:value-type="string" office:string-value="GPIO9/SCITXDB/ECAP3/EPWM5B">
            <text:p>GPIO9/SCITXDB/ECAP3/EPWM5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4]" office:value-type="float" office:value="74">
            <text:p>74</text:p>
          </table:table-cell>
          <table:table-cell table:style-name="ACE-0xa1f37b0" table:formula="of:=[.A132]" office:value-type="float" office:value="74">
            <text:p>74</text:p>
          </table:table-cell>
          <table:table-cell table:style-name="ACE-0xa1f39f0" table:formula="of:=[$'PZP'.C74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74]" office:value-type="string" office:string-value="GPIO10/\_ADCSOCBO\_/EPWM6A">
            <text:p>GPIO10/\_ADCSOCBO\_/EPWM6A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3]" office:value-type="float" office:value="73">
            <text:p>73</text:p>
          </table:table-cell>
          <table:table-cell table:style-name="ACE-0xa1f37b0" table:formula="of:=[.A133]" office:value-type="float" office:value="73">
            <text:p>73</text:p>
          </table:table-cell>
          <table:table-cell table:style-name="ACE-0xa1f39f0" table:formula="of:=[$'PZP'.C73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73]" office:value-type="string" office:string-value="GPIO11/SCIRXDB/ECAP1/EPWM6B">
            <text:p>GPIO11/SCIRXDB/ECAP1/EPWM6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2]" office:value-type="float" office:value="82">
            <text:p>82</text:p>
          </table:table-cell>
          <table:table-cell table:style-name="ACE-0xa1f37b0" table:formula="of:=[.A134]" office:value-type="float" office:value="82">
            <text:p>82</text:p>
          </table:table-cell>
          <table:table-cell table:style-name="ACE-0xa1f39f0" table:formula="of:=[$'PZP'.C82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2]" office:value-type="string" office:string-value="GPIO40/EPWM7A/SCITXDB">
            <text:p>GPIO40/EPWM7A/SCITXD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76]" office:value-type="float" office:value="76">
            <text:p>76</text:p>
          </table:table-cell>
          <table:table-cell table:style-name="ACE-0xa1f37b0" table:formula="of:=[.A135]" office:value-type="float" office:value="76">
            <text:p>76</text:p>
          </table:table-cell>
          <table:table-cell table:style-name="ACE-0xa1f39f0" table:formula="of:=[$'PZP'.C76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76]" office:value-type="string" office:string-value="GPIO41/EPWM7B/EPWM7B">
            <text:p>GPIO41/EPWM7B/EPWM7B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1]" office:value-type="float" office:value="1">
            <text:p>1</text:p>
          </table:table-cell>
          <table:table-cell table:style-name="ACE-0xa1f37b0" table:formula="of:=[.A136]" office:value-type="float" office:value="1">
            <text:p>1</text:p>
          </table:table-cell>
          <table:table-cell table:style-name="ACE-0xa1f39f0" table:formula="of:=[$'PZP'.C1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1]" office:value-type="string" office:string-value="GPIO42/EPWM8A/\_TZ1\_/COMP1OUT">
            <text:p>GPIO42/EPWM8A/\_TZ1\_/COMP1OUT</text:p>
          </table:table-cell>
          <table:table-cell table:number-columns-repeated="249" table:style-name="ACE-0xa1f37b0"/>
        </table:table-row>
        <table:table-row table:style-name="AROW-0">
          <table:table-cell table:style-name="ACE-0xa1f37b0" table:formula="of:=[$'PZP'.A8]" office:value-type="float" office:value="8">
            <text:p>8</text:p>
          </table:table-cell>
          <table:table-cell table:style-name="ACE-0xa1f37b0" table:formula="of:=[.A137]" office:value-type="float" office:value="8">
            <text:p>8</text:p>
          </table:table-cell>
          <table:table-cell table:style-name="ACE-0xa1f39f0" table:formula="of:=[$'PZP'.C8]" office:value-type="string" office:string-value="io">
            <text:p>io</text:p>
          </table:table-cell>
          <table:table-cell table:style-name="ACE-0xa1f37b0" office:value-type="string" office:string-value="line">
            <text:p>line</text:p>
          </table:table-cell>
          <table:table-cell table:style-name="ACE-0xa1f39f0" office:value-type="string" office:string-value="r">
            <text:p>r</text:p>
          </table:table-cell>
          <table:table-cell table:style-name="ACE-0xa1f37b0"/>
          <table:table-cell table:style-name="ACE-0xa1f37b0" table:formula="of:=[$'PZP'.B8]" office:value-type="string" office:string-value="GPIO43/EPWM8B/\_TZ2\_/COMP2OUT">
            <text:p>GPIO43/EPWM8B/\_TZ2\_/COMP2OUT</text:p>
          </table:table-cell>
          <table:table-cell table:number-columns-repeated="249" table:style-name="ACE-0xa1f37b0"/>
        </table:table-row>
        <table:table-row table:style-name="AROW-0">
          <table:table-cell table:number-columns-repeated="8" table:style-name="ACE-0xa1f37b0"/>
          <table:table-cell table:number-columns-repeated="56" table:style-name="ACE-0xa1f37b0"/>
          <table:table-cell table:number-columns-repeated="192" table:style-name="ACE-0xa1f37b0"/>
        </table:table-row>
        <table:table-row table:style-name="AROW-0" table:number-rows-repeated="6">
          <table:table-cell table:number-columns-repeated="8" table:style-name="ACE-0xa1f37b0"/>
          <table:table-cell table:number-columns-repeated="56" table:style-name="ACE-0xa1f37b0"/>
          <table:table-cell table:number-columns-repeated="192" table:style-name="ACE-0xa1f37b0"/>
        </table:table-row>
        <table:table-row table:style-name="AROW-0">
          <table:table-cell table:number-columns-repeated="8" table:style-name="ACE-0xa1f37b0"/>
          <table:table-cell table:number-columns-repeated="56" table:style-name="ACE-0xa1f37b0"/>
          <table:table-cell table:number-columns-repeated="192" table:style-name="ACE-0xa1f37b0"/>
        </table:table-row>
        <table:table-row table:style-name="AROW-0" table:number-rows-repeated="111">
          <table:table-cell table:number-columns-repeated="8" table:style-name="ACE-0xa1f37b0"/>
          <table:table-cell table:number-columns-repeated="56" table:style-name="ACE-0xa1f37b0"/>
          <table:table-cell table:number-columns-repeated="192" table:style-name="ACE-0xa1f37b0"/>
        </table:table-row>
        <table:table-row table:style-name="AROW-0">
          <table:table-cell table:number-columns-repeated="64" table:style-name="ACE-0xa1f37b0"/>
          <table:table-cell table:number-columns-repeated="192" table:style-name="ACE-0xa1f37b0"/>
        </table:table-row>
        <table:table-row table:style-name="AROW-0" table:number-rows-repeated="3839">
          <table:table-cell table:number-columns-repeated="64" table:style-name="ACE-0xa1f37b0"/>
          <table:table-cell table:number-columns-repeated="192" table:style-name="ACE-0xa1f37b0"/>
        </table:table-row>
        <table:table-row table:style-name="AROW-0">
          <table:table-cell table:number-columns-repeated="256" table:style-name="ACE-0xa1f37b0"/>
        </table:table-row>
        <table:table-row table:style-name="AROW-0" table:number-rows-repeated="126975">
          <table:table-cell table:number-columns-repeated="256" table:style-name="ACE-0xa1f37b0"/>
        </table:table-row>
        <table:named-expressions>
          <table:named-expression table:name="Print_Area" table:expression="of:=#REF!" table:base-cell-address="$'GPIO'.$A$1"/>
          <table:named-expression table:name="Sheet_Title" table:expression="of:=&quot;GPIO&quot;" table:base-cell-address="$'GPIO'.$A$1"/>
        </table:named-expressions>
      </table:table>
      <table:table table:name="PZP" table:style-name="ta4">
        <table:table-column table:style-name="ACOL-2" table:default-cell-style-name="ce73"/>
        <table:table-column table:style-name="co13" table:default-cell-style-name="ce73"/>
        <table:table-column table:style-name="ACOL-0" table:number-columns-repeated="254" table:default-cell-style-name="ce73"/>
        <table:table-row table:style-name="AROW-0">
          <table:table-cell table:style-name="ce65" table:formula="of:=[$'28069'.B91]" office:value-type="float" office:value="1">
            <text:p>1</text:p>
          </table:table-cell>
          <table:table-cell table:style-name="ce92" table:formula="of:=[$'28069'.A91]" office:value-type="string" office:string-value="GPIO42/EPWM8A/\_TZ1\_/COMP1OUT">
            <text:p>GPIO42/EPWM8A/\_TZ1\_/COMP1OUT</text:p>
          </table:table-cell>
          <table:table-cell table:style-name="ce65" table:formula="of:=[$'28069'.D9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2]" office:value-type="float" office:value="2">
            <text:p>2</text:p>
          </table:table-cell>
          <table:table-cell table:style-name="ce92" table:formula="of:=[$'28069'.A72]" office:value-type="string" office:string-value="GPIO23/EQEP1I/MFSXA/SCIRXDB">
            <text:p>GPIO23/EQEP1I/MFSXA/SCIRXDB</text:p>
          </table:table-cell>
          <table:table-cell table:style-name="ce65" table:formula="of:=[$'28069'.D7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6" table:formula="of:=[$'28069'.B29]" office:value-type="float" office:value="3">
            <text:p>3</text:p>
          </table:table-cell>
          <table:table-cell table:style-name="ce93" table:formula="of:=[$'28069'.A29]" office:value-type="string" office:string-value="VDD">
            <text:p>VDD</text:p>
          </table:table-cell>
          <table:table-cell table:style-name="ce66" table:formula="of:=[$'28069'.D2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1]" office:value-type="float" office:value="4">
            <text:p>4</text:p>
          </table:table-cell>
          <table:table-cell table:style-name="ce94" table:formula="of:=[$'28069'.A41]" office:value-type="string" office:string-value="VSS">
            <text:p>VSS</text:p>
          </table:table-cell>
          <table:table-cell table:style-name="ce67" table:formula="of:=[$'28069'.D4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5]" office:value-type="float" office:value="5">
            <text:p>5</text:p>
          </table:table-cell>
          <table:table-cell table:style-name="ce95" table:formula="of:=[$'28069'.A35]" office:value-type="string" office:string-value="VDDIO">
            <text:p>VDDIO</text:p>
          </table:table-cell>
          <table:table-cell table:style-name="ce68" table:formula="of:=[$'28069'.D3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9]" office:value-type="float" office:value="6">
            <text:p>6</text:p>
          </table:table-cell>
          <table:table-cell table:style-name="ce92" table:formula="of:=[$'28069'.A69]" office:value-type="string" office:string-value="GPIO20/EQEP1A/MDXA/COMP1OUT">
            <text:p>GPIO20/EQEP1A/MDXA/COMP1OUT</text:p>
          </table:table-cell>
          <table:table-cell table:style-name="ce65" table:formula="of:=[$'28069'.D6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0]" office:value-type="float" office:value="7">
            <text:p>7</text:p>
          </table:table-cell>
          <table:table-cell table:style-name="ce92" table:formula="of:=[$'28069'.A70]" office:value-type="string" office:string-value="GPIO21/EQEP1B/MDRA/COMP2OUT">
            <text:p>GPIO21/EQEP1B/MDRA/COMP2OUT</text:p>
          </table:table-cell>
          <table:table-cell table:style-name="ce65" table:formula="of:=[$'28069'.D7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2]" office:value-type="float" office:value="8">
            <text:p>8</text:p>
          </table:table-cell>
          <table:table-cell table:style-name="ce92" table:formula="of:=[$'28069'.A92]" office:value-type="string" office:string-value="GPIO43/EPWM8B/\_TZ2\_/COMP2OUT">
            <text:p>GPIO43/EPWM8B/\_TZ2\_/COMP2OUT</text:p>
          </table:table-cell>
          <table:table-cell table:style-name="ce65" table:formula="of:=[$'28069'.D9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3]" office:value-type="float" office:value="9">
            <text:p>9</text:p>
          </table:table-cell>
          <table:table-cell table:style-name="ce92" table:formula="of:=[$'28069'.A53]" office:value-type="string" office:string-value="GPIO4/EPWM3A">
            <text:p>GPIO4/EPWM3A</text:p>
          </table:table-cell>
          <table:table-cell table:style-name="ce65" table:formula="of:=[$'28069'.D5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4]" office:value-type="float" office:value="10">
            <text:p>10</text:p>
          </table:table-cell>
          <table:table-cell table:style-name="ce92" table:formula="of:=[$'28069'.A54]" office:value-type="string" office:string-value="GPIO5/SPISOMOA/ECAP1/EPWM3B">
            <text:p>GPIO5/SPISOMOA/ECAP1/EPWM3B</text:p>
          </table:table-cell>
          <table:table-cell table:style-name="ce65" table:formula="of:=[$'28069'.D5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]" office:value-type="float" office:value="11">
            <text:p>11</text:p>
          </table:table-cell>
          <table:table-cell table:style-name="ce96" table:formula="of:=[$'28069'.A8]" office:value-type="string" office:string-value="\_XRS\_">
            <text:p>\_XRS\_</text:p>
          </table:table-cell>
          <table:table-cell table:style-name="ce69" table:formula="of:=[$'28069'.D8]" office:value-type="string" office:string-value="oc">
            <text:p>oc</text:p>
          </table:table-cell>
          <table:table-cell table:number-columns-repeated="253"/>
        </table:table-row>
        <table:table-row table:style-name="AROW-0">
          <table:table-cell table:style-name="ce69" table:formula="of:=[$'28069'.B2]" office:value-type="float" office:value="12">
            <text:p>12</text:p>
          </table:table-cell>
          <table:table-cell table:style-name="ce96" table:formula="of:=[$'28069'.A2]" office:value-type="string" office:string-value="\_TRST\_">
            <text:p>\_TRST\_</text:p>
          </table:table-cell>
          <table:table-cell table:style-name="ce69" table:formula="of:=[$'28069'.D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6]" office:value-type="float" office:value="13">
            <text:p>13</text:p>
          </table:table-cell>
          <table:table-cell table:style-name="ce95" table:formula="of:=[$'28069'.A36]" office:value-type="string" office:string-value="VDDIO">
            <text:p>VDDIO</text:p>
          </table:table-cell>
          <table:table-cell table:style-name="ce68" table:formula="of:=[$'28069'.D3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0]" office:value-type="float" office:value="14">
            <text:p>14</text:p>
          </table:table-cell>
          <table:table-cell table:style-name="ce93" table:formula="of:=[$'28069'.A30]" office:value-type="string" office:string-value="VDD">
            <text:p>VDD</text:p>
          </table:table-cell>
          <table:table-cell table:style-name="ce66" table:formula="of:=[$'28069'.D3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2]" office:value-type="float" office:value="15">
            <text:p>15</text:p>
          </table:table-cell>
          <table:table-cell table:style-name="ce94" table:formula="of:=[$'28069'.A42]" office:value-type="string" office:string-value="VSS">
            <text:p>VSS</text:p>
          </table:table-cell>
          <table:table-cell table:style-name="ce67" table:formula="of:=[$'28069'.D4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9]" office:value-type="float" office:value="16">
            <text:p>16</text:p>
          </table:table-cell>
          <table:table-cell table:style-name="ce97" table:formula="of:=[$'28069'.A9]" office:value-type="string" office:string-value="ADCINA7">
            <text:p>ADCINA7</text:p>
          </table:table-cell>
          <table:table-cell table:style-name="ce70" table:formula="of:=[$'28069'.D9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0]" office:value-type="float" office:value="17">
            <text:p>17</text:p>
          </table:table-cell>
          <table:table-cell table:style-name="ce97" table:formula="of:=[$'28069'.A10]" office:value-type="string" office:string-value="ADCINA6/COMP3A/AIO6">
            <text:p>ADCINA6/COMP3A/AIO6</text:p>
          </table:table-cell>
          <table:table-cell table:style-name="ce70" table:formula="of:=[$'28069'.D1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1]" office:value-type="float" office:value="18">
            <text:p>18</text:p>
          </table:table-cell>
          <table:table-cell table:style-name="ce97" table:formula="of:=[$'28069'.A11]" office:value-type="string" office:string-value="ADCINA5">
            <text:p>ADCINA5</text:p>
          </table:table-cell>
          <table:table-cell table:style-name="ce70" table:formula="of:=[$'28069'.D11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2]" office:value-type="float" office:value="19">
            <text:p>19</text:p>
          </table:table-cell>
          <table:table-cell table:style-name="ce97" table:formula="of:=[$'28069'.A12]" office:value-type="string" office:string-value="ADCINA4/COMP2A/AIO4">
            <text:p>ADCINA4/COMP2A/AIO4</text:p>
          </table:table-cell>
          <table:table-cell table:style-name="ce70" table:formula="of:=[$'28069'.D1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3]" office:value-type="float" office:value="20">
            <text:p>20</text:p>
          </table:table-cell>
          <table:table-cell table:style-name="ce97" table:formula="of:=[$'28069'.A13]" office:value-type="string" office:string-value="ADCINA3">
            <text:p>ADCINA3</text:p>
          </table:table-cell>
          <table:table-cell table:style-name="ce70" table:formula="of:=[$'28069'.D13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4]" office:value-type="float" office:value="21">
            <text:p>21</text:p>
          </table:table-cell>
          <table:table-cell table:style-name="ce97" table:formula="of:=[$'28069'.A14]" office:value-type="string" office:string-value="ADCINA2/COMP1A/AIO2">
            <text:p>ADCINA2/COMP1A/AIO2</text:p>
          </table:table-cell>
          <table:table-cell table:style-name="ce70" table:formula="of:=[$'28069'.D1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5]" office:value-type="float" office:value="22">
            <text:p>22</text:p>
          </table:table-cell>
          <table:table-cell table:style-name="ce97" table:formula="of:=[$'28069'.A15]" office:value-type="string" office:string-value="ADCINA1">
            <text:p>ADCINA1</text:p>
          </table:table-cell>
          <table:table-cell table:style-name="ce70" table:formula="of:=[$'28069'.D1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6]" office:value-type="float" office:value="23">
            <text:p>23</text:p>
          </table:table-cell>
          <table:table-cell table:style-name="ce97" table:formula="of:=[$'28069'.A16]" office:value-type="string" office:string-value="ADCINA0">
            <text:p>ADCINA0</text:p>
          </table:table-cell>
          <table:table-cell table:style-name="ce70" table:formula="of:=[$'28069'.D1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7]" office:value-type="float" office:value="24">
            <text:p>24</text:p>
          </table:table-cell>
          <table:table-cell table:style-name="ce97" table:formula="of:=[$'28069'.A17]" office:value-type="string" office:string-value="VREFHI">
            <text:p>VREFHI</text:p>
          </table:table-cell>
          <table:table-cell table:style-name="ce70" table:formula="of:=[$'28069'.D17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1" table:formula="of:=[$'28069'.B27]" office:value-type="float" office:value="25">
            <text:p>25</text:p>
          </table:table-cell>
          <table:table-cell table:style-name="ce98" table:formula="of:=[$'28069'.A27]" office:value-type="string" office:string-value="VDDA">
            <text:p>VDDA</text:p>
          </table:table-cell>
          <table:table-cell table:style-name="ce71" table:formula="of:=[$'28069'.D2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2" table:formula="of:=[$'28069'.B28]" office:value-type="float" office:value="26">
            <text:p>26</text:p>
          </table:table-cell>
          <table:table-cell table:style-name="ce99" table:formula="of:=[$'28069'.A28]" office:value-type="string" office:string-value="VSSA">
            <text:p>VSSA</text:p>
          </table:table-cell>
          <table:table-cell table:style-name="ce72" table:formula="of:=[$'28069'.D2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26]" office:value-type="float" office:value="27">
            <text:p>27</text:p>
          </table:table-cell>
          <table:table-cell table:style-name="ce97" table:formula="of:=[$'28069'.A26]" office:value-type="string" office:string-value="VREFLO">
            <text:p>VREFLO</text:p>
          </table:table-cell>
          <table:table-cell table:style-name="ce70" table:formula="of:=[$'28069'.D2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5]" office:value-type="float" office:value="28">
            <text:p>28</text:p>
          </table:table-cell>
          <table:table-cell table:style-name="ce97" table:formula="of:=[$'28069'.A25]" office:value-type="string" office:string-value="ADCINB0">
            <text:p>ADCINB0</text:p>
          </table:table-cell>
          <table:table-cell table:style-name="ce70" table:formula="of:=[$'28069'.D2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4]" office:value-type="float" office:value="29">
            <text:p>29</text:p>
          </table:table-cell>
          <table:table-cell table:style-name="ce97" table:formula="of:=[$'28069'.A24]" office:value-type="string" office:string-value="ADCINB1">
            <text:p>ADCINB1</text:p>
          </table:table-cell>
          <table:table-cell table:style-name="ce70" table:formula="of:=[$'28069'.D24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3]" office:value-type="float" office:value="30">
            <text:p>30</text:p>
          </table:table-cell>
          <table:table-cell table:style-name="ce97" table:formula="of:=[$'28069'.A23]" office:value-type="string" office:string-value="ADCINB2/COMP1B/AIO10">
            <text:p>ADCINB2/COMP1B/AIO10</text:p>
          </table:table-cell>
          <table:table-cell table:style-name="ce70" table:formula="of:=[$'28069'.D2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2]" office:value-type="float" office:value="31">
            <text:p>31</text:p>
          </table:table-cell>
          <table:table-cell table:style-name="ce97" table:formula="of:=[$'28069'.A22]" office:value-type="string" office:string-value="ADCINB3">
            <text:p>ADCINB3</text:p>
          </table:table-cell>
          <table:table-cell table:style-name="ce70" table:formula="of:=[$'28069'.D2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1]" office:value-type="float" office:value="32">
            <text:p>32</text:p>
          </table:table-cell>
          <table:table-cell table:style-name="ce97" table:formula="of:=[$'28069'.A21]" office:value-type="string" office:string-value="ADCINB4/COMP2B/AIO12">
            <text:p>ADCINB4/COMP2B/AIO12</text:p>
          </table:table-cell>
          <table:table-cell table:style-name="ce70" table:formula="of:=[$'28069'.D2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0]" office:value-type="float" office:value="33">
            <text:p>33</text:p>
          </table:table-cell>
          <table:table-cell table:style-name="ce97" table:formula="of:=[$'28069'.A20]" office:value-type="string" office:string-value="ADCINB5">
            <text:p>ADCINB5</text:p>
          </table:table-cell>
          <table:table-cell table:style-name="ce70" table:formula="of:=[$'28069'.D20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9]" office:value-type="float" office:value="34">
            <text:p>34</text:p>
          </table:table-cell>
          <table:table-cell table:style-name="ce97" table:formula="of:=[$'28069'.A19]" office:value-type="string" office:string-value="ADCINB6/COMP3B/AIO14">
            <text:p>ADCINB6/COMP3B/AIO14</text:p>
          </table:table-cell>
          <table:table-cell table:style-name="ce70" table:formula="of:=[$'28069'.D1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8]" office:value-type="float" office:value="35">
            <text:p>35</text:p>
          </table:table-cell>
          <table:table-cell table:style-name="ce97" table:formula="of:=[$'28069'.A18]" office:value-type="string" office:string-value="ADCINB7">
            <text:p>ADCINB7</text:p>
          </table:table-cell>
          <table:table-cell table:style-name="ce70" table:formula="of:=[$'28069'.D1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7" table:formula="of:=[$'28069'.B43]" office:value-type="float" office:value="36">
            <text:p>36</text:p>
          </table:table-cell>
          <table:table-cell table:style-name="ce94" table:formula="of:=[$'28069'.A43]" office:value-type="string" office:string-value="VSS">
            <text:p>VSS</text:p>
          </table:table-cell>
          <table:table-cell table:style-name="ce67" table:formula="of:=[$'28069'.D4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1]" office:value-type="float" office:value="37">
            <text:p>37</text:p>
          </table:table-cell>
          <table:table-cell table:style-name="ce93" table:formula="of:=[$'28069'.A31]" office:value-type="string" office:string-value="VDD">
            <text:p>VDD</text:p>
          </table:table-cell>
          <table:table-cell table:style-name="ce66" table:formula="of:=[$'28069'.D3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7]" office:value-type="float" office:value="38">
            <text:p>38</text:p>
          </table:table-cell>
          <table:table-cell table:style-name="ce95" table:formula="of:=[$'28069'.A37]" office:value-type="string" office:string-value="VDDIO">
            <text:p>VDDIO</text:p>
          </table:table-cell>
          <table:table-cell table:style-name="ce68" table:formula="of:=[$'28069'.D3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74]" office:value-type="float" office:value="39">
            <text:p>39</text:p>
          </table:table-cell>
          <table:table-cell table:style-name="ce92" table:formula="of:=[$'28069'.A74]" office:value-type="string" office:string-value="GPIO25/ECAP2/EQEP2B/SPISOMIB">
            <text:p>GPIO25/ECAP2/EQEP2B/SPISOMIB</text:p>
          </table:table-cell>
          <table:table-cell table:style-name="ce65" table:formula="of:=[$'28069'.D7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0]" office:value-type="float" office:value="40">
            <text:p>40</text:p>
          </table:table-cell>
          <table:table-cell table:style-name="ce92" table:formula="of:=[$'28069'.A80]" office:value-type="string" office:string-value="GPIO31/EPWM8A/CANTXA/EQEP2S">
            <text:p>GPIO31/EPWM8A/CANTXA/EQEP2S</text:p>
          </table:table-cell>
          <table:table-cell table:style-name="ce65" table:formula="of:=[$'28069'.D8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9]" office:value-type="float" office:value="41">
            <text:p>41</text:p>
          </table:table-cell>
          <table:table-cell table:style-name="ce92" table:formula="of:=[$'28069'.A79]" office:value-type="string" office:string-value="GPIO30/EPWM7A/CANRXA/CANRXA">
            <text:p>GPIO30/EPWM7A/CANRXA/CANRXA</text:p>
          </table:table-cell>
          <table:table-cell table:style-name="ce65" table:formula="of:=[$'28069'.D7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4]" office:value-type="float" office:value="42">
            <text:p>42</text:p>
          </table:table-cell>
          <table:table-cell table:style-name="ce92" table:formula="of:=[$'28069'.A94]" office:value-type="string" office:string-value="GPIO50/EQEP1A/MDXA/\_TZ1\_">
            <text:p>GPIO50/EQEP1A/MDXA/\_TZ1\_</text:p>
          </table:table-cell>
          <table:table-cell table:style-name="ce65" table:formula="of:=[$'28069'.D9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8]" office:value-type="float" office:value="43">
            <text:p>43</text:p>
          </table:table-cell>
          <table:table-cell table:style-name="ce92" table:formula="of:=[$'28069'.A78]" office:value-type="string" office:string-value="GPIO29/SCITXDA/SCLA/\_TZ3\_">
            <text:p>GPIO29/SCITXDA/SCLA/\_TZ3\_</text:p>
          </table:table-cell>
          <table:table-cell table:style-name="ce65" table:formula="of:=[$'28069'.D7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1]" office:value-type="float" office:value="44">
            <text:p>44</text:p>
          </table:table-cell>
          <table:table-cell table:style-name="ce92" table:formula="of:=[$'28069'.A61]" office:value-type="string" office:string-value="GPIO12/\_TZ1\_/SCITXDA/SPISIMOB">
            <text:p>GPIO12/\_TZ1\_/SCITXDA/SPISIMOB</text:p>
          </table:table-cell>
          <table:table-cell table:style-name="ce65" table:formula="of:=[$'28069'.D6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]" office:value-type="float" office:value="45">
            <text:p>45</text:p>
          </table:table-cell>
          <table:table-cell table:style-name="ce96" table:formula="of:=[$'28069'.A4]" office:value-type="string" office:string-value="TEST2">
            <text:p>TEST2</text:p>
          </table:table-cell>
          <table:table-cell table:style-name="ce69" table:formula="of:=[$'28069'.D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3]" office:value-type="float" office:value="46">
            <text:p>46</text:p>
          </table:table-cell>
          <table:table-cell table:style-name="ce96" table:formula="of:=[$'28069'.A3]" office:value-type="string" office:string-value="VDD3VFL">
            <text:p>VDD3VFL</text:p>
          </table:table-cell>
          <table:table-cell table:style-name="ce69" table:formula="of:=[$'28069'.D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4]" office:value-type="float" office:value="47">
            <text:p>47</text:p>
          </table:table-cell>
          <table:table-cell table:style-name="ce94" table:formula="of:=[$'28069'.A44]" office:value-type="string" office:string-value="VSS">
            <text:p>VSS</text:p>
          </table:table-cell>
          <table:table-cell table:style-name="ce67" table:formula="of:=[$'28069'.D4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95]" office:value-type="float" office:value="48">
            <text:p>48</text:p>
          </table:table-cell>
          <table:table-cell table:style-name="ce92" table:formula="of:=[$'28069'.A95]" office:value-type="string" office:string-value="GPIO51/EQEP1B/MDRA/\_TZ2\_">
            <text:p>GPIO51/EQEP1B/MDRA/\_TZ2\_</text:p>
          </table:table-cell>
          <table:table-cell table:style-name="ce65" table:formula="of:=[$'28069'.D9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8]" office:value-type="float" office:value="49">
            <text:p>49</text:p>
          </table:table-cell>
          <table:table-cell table:style-name="ce92" table:formula="of:=[$'28069'.A58]" office:value-type="string" office:string-value="GPIO9/SCITXDB/ECAP3/EPWM5B">
            <text:p>GPIO9/SCITXDB/ECAP3/EPWM5B</text:p>
          </table:table-cell>
          <table:table-cell table:style-name="ce65" table:formula="of:=[$'28069'.D5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7]" office:value-type="float" office:value="50">
            <text:p>50</text:p>
          </table:table-cell>
          <table:table-cell table:style-name="ce92" table:formula="of:=[$'28069'.A77]" office:value-type="string" office:string-value="GPIO28/SCIRXDA/SDAA/\_TZ2\_">
            <text:p>GPIO28/SCIRXDA/SDAA/\_TZ2\_</text:p>
          </table:table-cell>
          <table:table-cell table:style-name="ce65" table:formula="of:=[$'28069'.D7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7]" office:value-type="float" office:value="51">
            <text:p>51</text:p>
          </table:table-cell>
          <table:table-cell table:style-name="ce92" table:formula="of:=[$'28069'.A67]" office:value-type="string" office:string-value="XCLKOUT">
            <text:p>XCLKOUT</text:p>
          </table:table-cell>
          <table:table-cell table:style-name="ce65" table:formula="of:=[$'28069'.D6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6]" office:value-type="float" office:value="52">
            <text:p>52</text:p>
          </table:table-cell>
          <table:table-cell table:style-name="ce92" table:formula="of:=[$'28069'.A66]" office:value-type="string" office:string-value="GPIO17/SPISOMIA/\_TZ3\_">
            <text:p>GPIO17/SPISOMIA/\_TZ3\_</text:p>
          </table:table-cell>
          <table:table-cell table:style-name="ce65" table:formula="of:=[$'28069'.D6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6]" office:value-type="float" office:value="53">
            <text:p>53</text:p>
          </table:table-cell>
          <table:table-cell table:style-name="ce92" table:formula="of:=[$'28069'.A96]" office:value-type="string" office:string-value="GPIO52/EQEP1S/MCLKXA/\_TZ3\_">
            <text:p>GPIO52/EQEP1S/MCLKXA/\_TZ3\_</text:p>
          </table:table-cell>
          <table:table-cell table:style-name="ce65" table:formula="of:=[$'28069'.D9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7]" office:value-type="float" office:value="54">
            <text:p>54</text:p>
          </table:table-cell>
          <table:table-cell table:style-name="ce92" table:formula="of:=[$'28069'.A57]" office:value-type="string" office:string-value="GPIO8/\_ADCSOCAO\_/EPWM5A">
            <text:p>GPIO8/\_ADCSOCAO\_/EPWM5A</text:p>
          </table:table-cell>
          <table:table-cell table:style-name="ce65" table:formula="of:=[$'28069'.D5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5]" office:value-type="float" office:value="55">
            <text:p>55</text:p>
          </table:table-cell>
          <table:table-cell table:style-name="ce92" table:formula="of:=[$'28069'.A65]" office:value-type="string" office:string-value="GPIO16/SPISIMOA/\_TZ2\_">
            <text:p>GPIO16/SPISIMOA/\_TZ2\_</text:p>
          </table:table-cell>
          <table:table-cell table:style-name="ce65" table:formula="of:=[$'28069'.D6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3]" office:value-type="float" office:value="56">
            <text:p>56</text:p>
          </table:table-cell>
          <table:table-cell table:style-name="ce92" table:formula="of:=[$'28069'.A93]" office:value-type="string" office:string-value="GPIO44/MFSRA/SCIRXDB/EPWM7B">
            <text:p>GPIO44/MFSRA/SCIRXDB/EPWM7B</text:p>
          </table:table-cell>
          <table:table-cell table:style-name="ce65" table:formula="of:=[$'28069'.D9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6]" office:value-type="float" office:value="57">
            <text:p>57</text:p>
          </table:table-cell>
          <table:table-cell table:style-name="ce92" table:formula="of:=[$'28069'.A56]" office:value-type="string" office:string-value="GPIO7/SCIRXDA/ECAP2/EPWM4B">
            <text:p>GPIO7/SCIRXDA/ECAP2/EPWM4B</text:p>
          </table:table-cell>
          <table:table-cell table:style-name="ce65" table:formula="of:=[$'28069'.D5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5]" office:value-type="float" office:value="58">
            <text:p>58</text:p>
          </table:table-cell>
          <table:table-cell table:style-name="ce92" table:formula="of:=[$'28069'.A55]" office:value-type="string" office:string-value="GPIO6/EPWMSYNCI/EPWMSYNCO/EPWM4A">
            <text:p>GPIO6/EPWMSYNCI/EPWMSYNCO/EPWM4A</text:p>
          </table:table-cell>
          <table:table-cell table:style-name="ce65" table:formula="of:=[$'28069'.D5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7]" office:value-type="float" office:value="59">
            <text:p>59</text:p>
          </table:table-cell>
          <table:table-cell table:style-name="ce96" table:formula="of:=[$'28069'.A7]" office:value-type="string" office:string-value="X2">
            <text:p>X2</text:p>
          </table:table-cell>
          <table:table-cell table:style-name="ce69" table:formula="of:=[$'28069'.D7]" office:value-type="string" office:string-value="out">
            <text:p>out</text:p>
          </table:table-cell>
          <table:table-cell table:number-columns-repeated="253"/>
        </table:table-row>
        <table:table-row table:style-name="AROW-0">
          <table:table-cell table:style-name="ce69" table:formula="of:=[$'28069'.B6]" office:value-type="float" office:value="60">
            <text:p>60</text:p>
          </table:table-cell>
          <table:table-cell table:style-name="ce96" table:formula="of:=[$'28069'.A6]" office:value-type="string" office:string-value="X1">
            <text:p>X1</text:p>
          </table:table-cell>
          <table:table-cell table:style-name="ce69" table:formula="of:=[$'28069'.D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8]" office:value-type="float" office:value="61">
            <text:p>61</text:p>
          </table:table-cell>
          <table:table-cell table:style-name="ce95" table:formula="of:=[$'28069'.A38]" office:value-type="string" office:string-value="VDDIO">
            <text:p>VDDIO</text:p>
          </table:table-cell>
          <table:table-cell table:style-name="ce68" table:formula="of:=[$'28069'.D3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5]" office:value-type="float" office:value="62">
            <text:p>62</text:p>
          </table:table-cell>
          <table:table-cell table:style-name="ce94" table:formula="of:=[$'28069'.A45]" office:value-type="string" office:string-value="VSS">
            <text:p>VSS</text:p>
          </table:table-cell>
          <table:table-cell table:style-name="ce67" table:formula="of:=[$'28069'.D4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2]" office:value-type="float" office:value="63">
            <text:p>63</text:p>
          </table:table-cell>
          <table:table-cell table:style-name="ce93" table:formula="of:=[$'28069'.A32]" office:value-type="string" office:string-value="VDD">
            <text:p>VDD</text:p>
          </table:table-cell>
          <table:table-cell table:style-name="ce66" table:formula="of:=[$'28069'.D3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8]" office:value-type="float" office:value="64">
            <text:p>64</text:p>
          </table:table-cell>
          <table:table-cell table:style-name="ce92" table:formula="of:=[$'28069'.A68]" office:value-type="string" office:string-value="XCLKIN">
            <text:p>XCLKIN</text:p>
          </table:table-cell>
          <table:table-cell table:style-name="ce65" table:formula="of:=[$'28069'.D6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7]" office:value-type="float" office:value="65">
            <text:p>65</text:p>
          </table:table-cell>
          <table:table-cell table:style-name="ce92" table:formula="of:=[$'28069'.A97]" office:value-type="string" office:string-value="GPIO53/EQEP1I/MFSXA">
            <text:p>GPIO53/EQEP1I/MFSXA</text:p>
          </table:table-cell>
          <table:table-cell table:style-name="ce65" table:formula="of:=[$'28069'.D9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8]" office:value-type="float" office:value="66">
            <text:p>66</text:p>
          </table:table-cell>
          <table:table-cell table:style-name="ce92" table:formula="of:=[$'28069'.A88]" office:value-type="string" office:string-value="GPIO39">
            <text:p>GPIO39</text:p>
          </table:table-cell>
          <table:table-cell table:style-name="ce65" table:formula="of:=[$'28069'.D8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7]" office:value-type="float" office:value="67">
            <text:p>67</text:p>
          </table:table-cell>
          <table:table-cell table:style-name="ce96" table:formula="of:=[$'28069'.A87]" office:value-type="string" office:string-value="TCLK">
            <text:p>TCLK</text:p>
          </table:table-cell>
          <table:table-cell table:style-name="ce69" table:formula="of:=[$'28069'.D8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3]" office:value-type="float" office:value="68">
            <text:p>68</text:p>
          </table:table-cell>
          <table:table-cell table:style-name="ce92" table:formula="of:=[$'28069'.A83]" office:value-type="string" office:string-value="GPIO34/COMP2OUT/COMP3OUT">
            <text:p>GPIO34/COMP2OUT/COMP3OUT</text:p>
          </table:table-cell>
          <table:table-cell table:style-name="ce65" table:formula="of:=[$'28069'.D8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8]" office:value-type="float" office:value="69">
            <text:p>69</text:p>
          </table:table-cell>
          <table:table-cell table:style-name="ce92" table:formula="of:=[$'28069'.A98]" office:value-type="string" office:string-value="GPIO54/SPISIMOA/EQEP2A/HRCAP1">
            <text:p>GPIO54/SPISIMOA/EQEP2A/HRCAP1</text:p>
          </table:table-cell>
          <table:table-cell table:style-name="ce65" table:formula="of:=[$'28069'.D9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6]" office:value-type="float" office:value="70">
            <text:p>70</text:p>
          </table:table-cell>
          <table:table-cell table:style-name="ce96" table:formula="of:=[$'28069'.A86]" office:value-type="string" office:string-value="TDO">
            <text:p>TDO</text:p>
          </table:table-cell>
          <table:table-cell table:style-name="ce69" table:formula="of:=[$'28069'.D8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4]" office:value-type="float" office:value="71">
            <text:p>71</text:p>
          </table:table-cell>
          <table:table-cell table:style-name="ce96" table:formula="of:=[$'28069'.A84]" office:value-type="string" office:string-value="TDI">
            <text:p>TDI</text:p>
          </table:table-cell>
          <table:table-cell table:style-name="ce69" table:formula="of:=[$'28069'.D8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5]" office:value-type="float" office:value="72">
            <text:p>72</text:p>
          </table:table-cell>
          <table:table-cell table:style-name="ce96" table:formula="of:=[$'28069'.A85]" office:value-type="string" office:string-value="TMS">
            <text:p>TMS</text:p>
          </table:table-cell>
          <table:table-cell table:style-name="ce69" table:formula="of:=[$'28069'.D8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0]" office:value-type="float" office:value="73">
            <text:p>73</text:p>
          </table:table-cell>
          <table:table-cell table:style-name="ce92" table:formula="of:=[$'28069'.A60]" office:value-type="string" office:string-value="GPIO11/SCIRXDB/ECAP1/EPWM6B">
            <text:p>GPIO11/SCIRXDB/ECAP1/EPWM6B</text:p>
          </table:table-cell>
          <table:table-cell table:style-name="ce65" table:formula="of:=[$'28069'.D6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9]" office:value-type="float" office:value="74">
            <text:p>74</text:p>
          </table:table-cell>
          <table:table-cell table:style-name="ce92" table:formula="of:=[$'28069'.A59]" office:value-type="string" office:string-value="GPIO10/\_ADCSOCBO\_/EPWM6A">
            <text:p>GPIO10/\_ADCSOCBO\_/EPWM6A</text:p>
          </table:table-cell>
          <table:table-cell table:style-name="ce65" table:formula="of:=[$'28069'.D5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9]" office:value-type="float" office:value="75">
            <text:p>75</text:p>
          </table:table-cell>
          <table:table-cell table:style-name="ce92" table:formula="of:=[$'28069'.A99]" office:value-type="string" office:string-value="GPIO55/SPISOMIA/EQEP2B/HRCAP2">
            <text:p>GPIO55/SPISOMIA/EQEP2B/HRCAP2</text:p>
          </table:table-cell>
          <table:table-cell table:style-name="ce65" table:formula="of:=[$'28069'.D9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0]" office:value-type="float" office:value="76">
            <text:p>76</text:p>
          </table:table-cell>
          <table:table-cell table:style-name="ce92" table:formula="of:=[$'28069'.A90]" office:value-type="string" office:string-value="GPIO41/EPWM7B/EPWM7B">
            <text:p>GPIO41/EPWM7B/EPWM7B</text:p>
          </table:table-cell>
          <table:table-cell table:style-name="ce65" table:formula="of:=[$'28069'.D9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6]" office:value-type="float" office:value="77">
            <text:p>77</text:p>
          </table:table-cell>
          <table:table-cell table:style-name="ce92" table:formula="of:=[$'28069'.A76]" office:value-type="string" office:string-value="GPIO27/HRCAP2/EQEP2S/\_SPISTEB\_/SDAA/USB0DM">
            <text:p>GPIO27/HRCAP2/EQEP2S/\_SPISTEB\_/SDAA/USB0DM</text:p>
          </table:table-cell>
          <table:table-cell table:style-name="ce65" table:formula="of:=[$'28069'.D7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5]" office:value-type="float" office:value="78">
            <text:p>78</text:p>
          </table:table-cell>
          <table:table-cell table:style-name="ce92" table:formula="of:=[$'28069'.A75]" office:value-type="string" office:string-value="GPIO26/ECAP3/EQEP2I/SPICLKB/USB0DP">
            <text:p>GPIO26/ECAP3/EQEP2I/SPICLKB/USB0DP</text:p>
          </table:table-cell>
          <table:table-cell table:style-name="ce65" table:formula="of:=[$'28069'.D7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8" table:formula="of:=[$'28069'.B39]" office:value-type="float" office:value="79">
            <text:p>79</text:p>
          </table:table-cell>
          <table:table-cell table:style-name="ce95" table:formula="of:=[$'28069'.A39]" office:value-type="string" office:string-value="VDDIO">
            <text:p>VDDIO</text:p>
          </table:table-cell>
          <table:table-cell table:style-name="ce68" table:formula="of:=[$'28069'.D3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6]" office:value-type="float" office:value="80">
            <text:p>80</text:p>
          </table:table-cell>
          <table:table-cell table:style-name="ce94" table:formula="of:=[$'28069'.A46]" office:value-type="string" office:string-value="VSS">
            <text:p>VSS</text:p>
          </table:table-cell>
          <table:table-cell table:style-name="ce67" table:formula="of:=[$'28069'.D4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3]" office:value-type="float" office:value="81">
            <text:p>81</text:p>
          </table:table-cell>
          <table:table-cell table:style-name="ce93" table:formula="of:=[$'28069'.A33]" office:value-type="string" office:string-value="VDD">
            <text:p>VDD</text:p>
          </table:table-cell>
          <table:table-cell table:style-name="ce66" table:formula="of:=[$'28069'.D3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89]" office:value-type="float" office:value="82">
            <text:p>82</text:p>
          </table:table-cell>
          <table:table-cell table:style-name="ce92" table:formula="of:=[$'28069'.A89]" office:value-type="string" office:string-value="GPIO40/EPWM7A/SCITXDB">
            <text:p>GPIO40/EPWM7A/SCITXDB</text:p>
          </table:table-cell>
          <table:table-cell table:style-name="ce65" table:formula="of:=[$'28069'.D8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2]" office:value-type="float" office:value="83">
            <text:p>83</text:p>
          </table:table-cell>
          <table:table-cell table:style-name="ce92" table:formula="of:=[$'28069'.A52]" office:value-type="string" office:string-value="GPIO3/SPISOMIA/COMP2OUT/EPWM2B">
            <text:p>GPIO3/SPISOMIA/COMP2OUT/EPWM2B</text:p>
          </table:table-cell>
          <table:table-cell table:style-name="ce65" table:formula="of:=[$'28069'.D5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1]" office:value-type="float" office:value="84">
            <text:p>84</text:p>
          </table:table-cell>
          <table:table-cell table:style-name="ce92" table:formula="of:=[$'28069'.A51]" office:value-type="string" office:string-value="GPIO2/EPWM2A">
            <text:p>GPIO2/EPWM2A</text:p>
          </table:table-cell>
          <table:table-cell table:style-name="ce65" table:formula="of:=[$'28069'.D5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0]" office:value-type="float" office:value="85">
            <text:p>85</text:p>
          </table:table-cell>
          <table:table-cell table:style-name="ce92" table:formula="of:=[$'28069'.A100]" office:value-type="string" office:string-value="GPIO56/SPICLKA/EQEP2I/HRCAP3">
            <text:p>GPIO56/SPICLKA/EQEP2I/HRCAP3</text:p>
          </table:table-cell>
          <table:table-cell table:style-name="ce65" table:formula="of:=[$'28069'.D10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0]" office:value-type="float" office:value="86">
            <text:p>86</text:p>
          </table:table-cell>
          <table:table-cell table:style-name="ce92" table:formula="of:=[$'28069'.A50]" office:value-type="string" office:string-value="GPIO1/COMP1OUT/EPWM1B">
            <text:p>GPIO1/COMP1OUT/EPWM1B</text:p>
          </table:table-cell>
          <table:table-cell table:style-name="ce65" table:formula="of:=[$'28069'.D5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49]" office:value-type="float" office:value="87">
            <text:p>87</text:p>
          </table:table-cell>
          <table:table-cell table:style-name="ce92" table:formula="of:=[$'28069'.A49]" office:value-type="string" office:string-value="GPIO0/EPWM1A">
            <text:p>GPIO0/EPWM1A</text:p>
          </table:table-cell>
          <table:table-cell table:style-name="ce65" table:formula="of:=[$'28069'.D4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4]" office:value-type="float" office:value="88">
            <text:p>88</text:p>
          </table:table-cell>
          <table:table-cell table:style-name="ce92" table:formula="of:=[$'28069'.A64]" office:value-type="string" office:string-value="GPIO15/ECAP2/SCIRXDB/\_SPISTEB\_">
            <text:p>GPIO15/ECAP2/SCIRXDB/\_SPISTEB\_</text:p>
          </table:table-cell>
          <table:table-cell table:style-name="ce65" table:formula="of:=[$'28069'.D6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1]" office:value-type="float" office:value="89">
            <text:p>89</text:p>
          </table:table-cell>
          <table:table-cell table:style-name="ce92" table:formula="of:=[$'28069'.A101]" office:value-type="string" office:string-value="GPIO57/\_SPISTEA\_/EQEP2S/HRCAP4">
            <text:p>GPIO57/\_SPISTEA\_/EQEP2S/HRCAP4</text:p>
          </table:table-cell>
          <table:table-cell table:style-name="ce65" table:formula="of:=[$'28069'.D10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8]" office:value-type="float" office:value="90">
            <text:p>90</text:p>
          </table:table-cell>
          <table:table-cell table:style-name="ce96" table:formula="of:=[$'28069'.A48]" office:value-type="string" office:string-value="\_VREGENZ\_">
            <text:p>\_VREGENZ\_</text:p>
          </table:table-cell>
          <table:table-cell table:style-name="ce69" table:formula="of:=[$'28069'.D4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6" table:formula="of:=[$'28069'.B34]" office:value-type="float" office:value="91">
            <text:p>91</text:p>
          </table:table-cell>
          <table:table-cell table:style-name="ce93" table:formula="of:=[$'28069'.A34]" office:value-type="string" office:string-value="VDD">
            <text:p>VDD</text:p>
          </table:table-cell>
          <table:table-cell table:style-name="ce66" table:formula="of:=[$'28069'.D3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7]" office:value-type="float" office:value="92">
            <text:p>92</text:p>
          </table:table-cell>
          <table:table-cell table:style-name="ce94" table:formula="of:=[$'28069'.A47]" office:value-type="string" office:string-value="VSS">
            <text:p>VSS</text:p>
          </table:table-cell>
          <table:table-cell table:style-name="ce67" table:formula="of:=[$'28069'.D4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40]" office:value-type="float" office:value="93">
            <text:p>93</text:p>
          </table:table-cell>
          <table:table-cell table:style-name="ce95" table:formula="of:=[$'28069'.A40]" office:value-type="string" office:string-value="VDDIO">
            <text:p>VDDIO</text:p>
          </table:table-cell>
          <table:table-cell table:style-name="ce68" table:formula="of:=[$'28069'.D4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102]" office:value-type="float" office:value="94">
            <text:p>94</text:p>
          </table:table-cell>
          <table:table-cell table:style-name="ce92" table:formula="of:=[$'28069'.A102]" office:value-type="string" office:string-value="GPIO58/MCLKRA/SCITXDB/EPWM7A">
            <text:p>GPIO58/MCLKRA/SCITXDB/EPWM7A</text:p>
          </table:table-cell>
          <table:table-cell table:style-name="ce65" table:formula="of:=[$'28069'.D10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2]" office:value-type="float" office:value="95">
            <text:p>95</text:p>
          </table:table-cell>
          <table:table-cell table:style-name="ce92" table:formula="of:=[$'28069'.A62]" office:value-type="string" office:string-value="GPIO13/\_TZ2\_/SPISOMIB">
            <text:p>GPIO13/\_TZ2\_/SPISOMIB</text:p>
          </table:table-cell>
          <table:table-cell table:style-name="ce65" table:formula="of:=[$'28069'.D6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3]" office:value-type="float" office:value="96">
            <text:p>96</text:p>
          </table:table-cell>
          <table:table-cell table:style-name="ce92" table:formula="of:=[$'28069'.A63]" office:value-type="string" office:string-value="GPIO14/\_TZ3\_/SCITXDB/SPICLKB">
            <text:p>GPIO14/\_TZ3\_/SCITXDB/SPICLKB</text:p>
          </table:table-cell>
          <table:table-cell table:style-name="ce65" table:formula="of:=[$'28069'.D6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3]" office:value-type="float" office:value="97">
            <text:p>97</text:p>
          </table:table-cell>
          <table:table-cell table:style-name="ce92" table:formula="of:=[$'28069'.A73]" office:value-type="string" office:string-value="GPIO24/ECAP1/EQEP2A/SPISIMOB">
            <text:p>GPIO24/ECAP1/EQEP2A/SPISIMOB</text:p>
          </table:table-cell>
          <table:table-cell table:style-name="ce65" table:formula="of:=[$'28069'.D7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1]" office:value-type="float" office:value="98">
            <text:p>98</text:p>
          </table:table-cell>
          <table:table-cell table:style-name="ce92" table:formula="of:=[$'28069'.A71]" office:value-type="string" office:string-value="GPIO22/EQEP1S/MCLKXA/SCITXDB">
            <text:p>GPIO22/EQEP1S/MCLKXA/SCITXDB</text:p>
          </table:table-cell>
          <table:table-cell table:style-name="ce65" table:formula="of:=[$'28069'.D7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1]" office:value-type="float" office:value="99">
            <text:p>99</text:p>
          </table:table-cell>
          <table:table-cell table:style-name="ce92" table:formula="of:=[$'28069'.A81]" office:value-type="string" office:string-value="GPIO32/SDAA/EPWMSYNCI/\_ADCSOCBO\_">
            <text:p>GPIO32/SDAA/EPWMSYNCI/\_ADCSOCBO\_</text:p>
          </table:table-cell>
          <table:table-cell table:style-name="ce65" table:formula="of:=[$'28069'.D8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2]" office:value-type="float" office:value="100">
            <text:p>100</text:p>
          </table:table-cell>
          <table:table-cell table:style-name="ce92" table:formula="of:=[$'28069'.A82]" office:value-type="string" office:string-value="GPIO33/SCLA/EPWMSYNCO/\_ADCSOCBO\_">
            <text:p>GPIO33/SCLA/EPWMSYNCO/\_ADCSOCBO\_</text:p>
          </table:table-cell>
          <table:table-cell table:style-name="ce65" table:formula="of:=[$'28069'.D82]" office:value-type="string" office:string-value="io">
            <text:p>io</text:p>
          </table:table-cell>
          <table:table-cell table:number-columns-repeated="253"/>
        </table:table-row>
        <table:table-row table:style-name="AROW-0" table:number-rows-repeated="104847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PZP.$A$1" table:expression="#REF!"/>
          <table:named-expression table:name="Sheet_Title" table:base-cell-address="$PZP.$A$1" table:expression="&quot;data&quot;"/>
        </table:named-expressions>
      </table:table>
      <table:table table:name="28069" table:style-name="ta5">
        <office:forms form:automatic-focus="false" form:apply-design-mode="false"/>
        <table:table-column table:style-name="co7" table:default-cell-style-name="ce75"/>
        <table:table-column table:style-name="ACOL-0" table:number-columns-repeated="3" table:default-cell-style-name="ce75"/>
        <table:table-column table:style-name="co8" table:default-cell-style-name="ce75"/>
        <table:table-column table:style-name="co9" table:default-cell-style-name="ce75"/>
        <table:table-column table:style-name="co11" table:default-cell-style-name="ce75"/>
        <table:table-column table:style-name="ACOL-0" table:number-columns-repeated="249" table:default-cell-style-name="ce75"/>
        <table:table-row table:style-name="ro6">
          <table:table-cell table:style-name="ce50"/>
          <table:table-cell table:style-name="ce76" office:value-type="string">
            <text:p>PZP</text:p>
          </table:table-cell>
          <table:table-cell table:style-name="ce76" office:value-type="string">
            <text:p>PFP</text:p>
          </table:table-cell>
          <table:table-cell table:style-name="ce76" table:number-columns-repeated="3"/>
          <table:table-cell table:number-columns-repeated="250"/>
        </table:table-row>
        <table:table-row table:style-name="ro6">
          <table:table-cell table:style-name="ce51" office:value-type="string">
            <text:p>\_TRST\_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0">
            <text:p>10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\_TRST\_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1" office:value-type="string">
            <text:p>VDD3VFL</text:p>
          </table:table-cell>
          <table:table-cell table:style-name="ce77" office:value-type="float" office:value="46">
            <text:p>46</text:p>
          </table:table-cell>
          <table:table-cell table:style-name="ce77" office:value-type="float" office:value="37">
            <text:p>37</text:p>
          </table:table-cell>
          <table:table-cell table:style-name="ce77" office:value-type="string">
            <text:p>pwr</text:p>
          </table:table-cell>
          <table:table-cell table:style-name="ce83" office:value-type="string">
            <text:p>VDD3VFL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2" office:value-type="string">
            <text:p>TEST2</text:p>
          </table:table-cell>
          <table:table-cell table:style-name="ce77" office:value-type="float" office:value="45">
            <text:p>45</text:p>
          </table:table-cell>
          <table:table-cell table:style-name="ce77" office:value-type="float" office:value="36">
            <text:p>36</text:p>
          </table:table-cell>
          <table:table-cell table:style-name="ce77" office:value-type="string">
            <text:p>io</text:p>
          </table:table-cell>
          <table:table-cell table:style-name="ce83" office:value-type="string">
            <text:p>TEST2</text:p>
          </table:table-cell>
          <table:table-cell table:style-name="ce77"/>
          <table:table-cell table:style-name="ce83" office:value-type="string">
            <text:p>Reserved for TI. Must be left unconnected.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CLKOUT</text:p>
          </table:table-cell>
          <table:table-cell table:style-name="ce77" office:value-type="float" office:value="51">
            <text:p>51</text:p>
          </table:table-cell>
          <table:table-cell table:style-name="ce77" office:value-type="float" office:value="41">
            <text:p>41</text:p>
          </table:table-cell>
          <table:table-cell table:style-name="ce77" office:value-type="string">
            <text:p>tri</text:p>
          </table:table-cell>
          <table:table-cell table:style-name="ce83" office:value-type="string">
            <text:p>XCLKOUT</text:p>
          </table:table-cell>
          <table:table-cell table:style-name="ce77"/>
          <table:table-cell table:style-name="ce83" office:value-type="string">
            <text:p>See GPIO18 O/Z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1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48">
            <text:p>48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X1</text:p>
          </table:table-cell>
          <table:table-cell table:style-name="ce77"/>
          <table:table-cell table:style-name="ce83" office:value-type="string">
            <text:p>On-chip crystal-oscillator in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X2</text:p>
          </table:table-cell>
          <table:table-cell table:style-name="ce77" office:value-type="float" office:value="59">
            <text:p>59</text:p>
          </table:table-cell>
          <table:table-cell table:style-name="ce77" office:value-type="float" office:value="47">
            <text:p>47</text:p>
          </table:table-cell>
          <table:table-cell table:style-name="ce77" office:value-type="string">
            <text:p>out</text:p>
          </table:table-cell>
          <table:table-cell table:style-name="ce83" office:value-type="string">
            <text:p>X2</text:p>
          </table:table-cell>
          <table:table-cell table:style-name="ce77"/>
          <table:table-cell table:style-name="ce85" office:value-type="string">
            <text:p>On-chip crystal-oscillator out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\_XRS\_</text:p>
          </table:table-cell>
          <table:table-cell table:style-name="ce77" office:value-type="float" office:value="11">
            <text:p>11</text:p>
          </table:table-cell>
          <table:table-cell table:style-name="ce77" office:value-type="float" office:value="9">
            <text:p>9</text:p>
          </table:table-cell>
          <table:table-cell table:style-name="ce77" office:value-type="string">
            <text:p>oc</text:p>
          </table:table-cell>
          <table:table-cell table:style-name="ce83" office:value-type="string">
            <text:p>\_XRS\_</text:p>
          </table:table-cell>
          <table:table-cell table:style-name="ce77"/>
          <table:table-cell table:style-name="ce83" office:value-type="string">
            <text:p>Device Reset</text:p>
          </table:table-cell>
          <table:table-cell table:number-columns-repeated="249"/>
        </table:table-row>
        <table:table-row table:style-name="ro6">
          <table:table-cell table:style-name="ce53" table:formula="of:=IF([.F9]&lt;&gt;&quot;&quot;;[.E9]&amp;&quot;/&quot;&amp;[.F9];[.E9])" office:value-type="string" office:string-value="ADCINA7">
            <text:p>ADCINA7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7</text:p>
          </table:table-cell>
          <table:table-cell table:style-name="ce78"/>
          <table:table-cell table:style-name="ce86" office:value-type="string">
            <text:p>ADC Group A, Channel 7 input</text:p>
          </table:table-cell>
          <table:table-cell table:number-columns-repeated="249"/>
        </table:table-row>
        <table:table-row table:style-name="ro6">
          <table:table-cell table:style-name="ce53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4">
            <text:p>1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6</text:p>
          </table:table-cell>
          <table:table-cell table:style-name="ce78" office:value-type="string">
            <text:p>COMP3A/AIO6</text:p>
          </table:table-cell>
          <table:table-cell table:style-name="ce86" office:value-type="string">
            <text:p>ADC Group A, Channel 6 input</text:p>
          </table:table-cell>
          <table:table-cell table:number-columns-repeated="249"/>
        </table:table-row>
        <table:table-row table:style-name="ro6">
          <table:table-cell table:style-name="ce53" table:formula="of:=IF([.F11]&lt;&gt;&quot;&quot;;[.E11]&amp;&quot;/&quot;&amp;[.F11];[.E11])" office:value-type="string" office:string-value="ADCINA5">
            <text:p>ADCINA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5">
            <text:p>15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5</text:p>
          </table:table-cell>
          <table:table-cell table:style-name="ce78"/>
          <table:table-cell table:style-name="ce86" office:value-type="string">
            <text:p>ADC Group A, Channel 5 input</text:p>
          </table:table-cell>
          <table:table-cell table:number-columns-repeated="249"/>
        </table:table-row>
        <table:table-row table:style-name="ro6">
          <table:table-cell table:style-name="ce53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4</text:p>
          </table:table-cell>
          <table:table-cell table:style-name="ce78" office:value-type="string">
            <text:p>COMP2A/AIO4</text:p>
          </table:table-cell>
          <table:table-cell table:style-name="ce86" office:value-type="string">
            <text:p>ADC Group A, Channel 4 input</text:p>
          </table:table-cell>
          <table:table-cell table:number-columns-repeated="249"/>
        </table:table-row>
        <table:table-row table:style-name="ro6">
          <table:table-cell table:style-name="ce53" table:formula="of:=IF([.F13]&lt;&gt;&quot;&quot;;[.E13]&amp;&quot;/&quot;&amp;[.F13];[.E13])" office:value-type="string" office:string-value="ADCINA3">
            <text:p>ADCINA3</text:p>
          </table:table-cell>
          <table:table-cell table:style-name="ce78" office:value-type="float" office:value="20">
            <text:p>20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3</text:p>
          </table:table-cell>
          <table:table-cell table:style-name="ce78"/>
          <table:table-cell table:style-name="ce86" office:value-type="string">
            <text:p>ADC Group A, Channel 3 input</text:p>
          </table:table-cell>
          <table:table-cell table:number-columns-repeated="249"/>
        </table:table-row>
        <table:table-row table:style-name="ro6">
          <table:table-cell table:style-name="ce53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17">
            <text:p>1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2</text:p>
          </table:table-cell>
          <table:table-cell table:style-name="ce78" office:value-type="string">
            <text:p>COMP1A/AIO2</text:p>
          </table:table-cell>
          <table:table-cell table:style-name="ce86" office:value-type="string">
            <text:p>ADC Group A, Channel 2 input</text:p>
          </table:table-cell>
          <table:table-cell table:number-columns-repeated="249"/>
        </table:table-row>
        <table:table-row table:style-name="ro6">
          <table:table-cell table:style-name="ce53" table:formula="of:=IF([.F15]&lt;&gt;&quot;&quot;;[.E15]&amp;&quot;/&quot;&amp;[.F15];[.E15])" office:value-type="string" office:string-value="ADCINA1">
            <text:p>ADCINA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18">
            <text:p>18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1</text:p>
          </table:table-cell>
          <table:table-cell table:style-name="ce78"/>
          <table:table-cell table:style-name="ce86" office:value-type="string">
            <text:p>ADC Group A, Channel 1 input</text:p>
          </table:table-cell>
          <table:table-cell table:number-columns-repeated="249"/>
        </table:table-row>
        <table:table-row table:style-name="ro6">
          <table:table-cell table:style-name="ce53" table:formula="of:=IF([.F16]&lt;&gt;&quot;&quot;;[.E16]&amp;&quot;/&quot;&amp;[.F16];[.E16])" office:value-type="string" office:string-value="ADCINA0">
            <text:p>ADCINA0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0</text:p>
          </table:table-cell>
          <table:table-cell table:style-name="ce78"/>
          <table:table-cell table:style-name="ce86" office:value-type="string">
            <text:p>ADC Group A, Channel 0 input</text:p>
          </table:table-cell>
          <table:table-cell table:number-columns-repeated="249"/>
        </table:table-row>
        <table:table-row table:style-name="ro6">
          <table:table-cell table:style-name="ce53" table:formula="of:=IF([.F17]&lt;&gt;&quot;&quot;;[.E17]&amp;&quot;/&quot;&amp;[.F17];[.E17])" office:value-type="string" office:string-value="VREFHI">
            <text:p>VREFHI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HI</text:p>
          </table:table-cell>
          <table:table-cell table:style-name="ce78"/>
          <table:table-cell table:style-name="ce86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6">
          <table:table-cell table:style-name="ce53" table:formula="of:=IF([.F18]&lt;&gt;&quot;&quot;;[.E18]&amp;&quot;/&quot;&amp;[.F18];[.E18])" office:value-type="string" office:string-value="ADCINB7">
            <text:p>ADCINB7</text:p>
          </table:table-cell>
          <table:table-cell table:style-name="ce78" office:value-type="float" office:value="35">
            <text:p>35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7</text:p>
          </table:table-cell>
          <table:table-cell table:style-name="ce78"/>
          <table:table-cell table:style-name="ce86" office:value-type="string">
            <text:p>ADC Group B, Channel 7 input</text:p>
          </table:table-cell>
          <table:table-cell table:number-columns-repeated="249"/>
        </table:table-row>
        <table:table-row table:style-name="ro6">
          <table:table-cell table:style-name="ce53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27">
            <text:p>2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6</text:p>
          </table:table-cell>
          <table:table-cell table:style-name="ce78" office:value-type="string">
            <text:p>COMP3B/AIO14</text:p>
          </table:table-cell>
          <table:table-cell table:style-name="ce86" office:value-type="string">
            <text:p>ADC Group B, Channel 6 input</text:p>
          </table:table-cell>
          <table:table-cell table:number-columns-repeated="249"/>
        </table:table-row>
        <table:table-row table:style-name="ro6">
          <table:table-cell table:style-name="ce53" table:formula="of:=IF([.F20]&lt;&gt;&quot;&quot;;[.E20]&amp;&quot;/&quot;&amp;[.F20];[.E20])" office:value-type="string" office:string-value="ADCINB5">
            <text:p>ADCINB5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26">
            <text:p>26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5</text:p>
          </table:table-cell>
          <table:table-cell table:style-name="ce78"/>
          <table:table-cell table:style-name="ce86" office:value-type="string">
            <text:p>ADC Group B, Channel 5 input</text:p>
          </table:table-cell>
          <table:table-cell table:number-columns-repeated="249"/>
        </table:table-row>
        <table:table-row table:style-name="ro6">
          <table:table-cell table:style-name="ce53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25">
            <text:p>25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4</text:p>
          </table:table-cell>
          <table:table-cell table:style-name="ce78" office:value-type="string">
            <text:p>COMP2B/AIO12</text:p>
          </table:table-cell>
          <table:table-cell table:style-name="ce86" office:value-type="string">
            <text:p>ADC Group B, Channel 4 input</text:p>
          </table:table-cell>
          <table:table-cell table:number-columns-repeated="249"/>
        </table:table-row>
        <table:table-row table:style-name="ro6">
          <table:table-cell table:style-name="ce53" table:formula="of:=IF([.F22]&lt;&gt;&quot;&quot;;[.E22]&amp;&quot;/&quot;&amp;[.F22];[.E22])" office:value-type="string" office:string-value="ADCINB3">
            <text:p>ADCINB3</text:p>
          </table:table-cell>
          <table:table-cell table:style-name="ce78" office:value-type="float" office:value="31">
            <text:p>31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3</text:p>
          </table:table-cell>
          <table:table-cell table:style-name="ce78"/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24">
            <text:p>2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2</text:p>
          </table:table-cell>
          <table:table-cell table:style-name="ce78" office:value-type="string">
            <text:p>COMP1B/AIO10</text:p>
          </table:table-cell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4]&lt;&gt;&quot;&quot;;[.E24]&amp;&quot;/&quot;&amp;[.F24];[.E24])" office:value-type="string" office:string-value="ADCINB1">
            <text:p>ADCINB1</text:p>
          </table:table-cell>
          <table:table-cell table:style-name="ce78" office:value-type="float" office:value="29">
            <text:p>29</text:p>
          </table:table-cell>
          <table:table-cell table:style-name="ce78" office:value-type="float" office:value="23">
            <text:p>23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1</text:p>
          </table:table-cell>
          <table:table-cell table:style-name="ce78"/>
          <table:table-cell table:style-name="ce86" office:value-type="string">
            <text:p>ADC Group B, Channel 1 input</text:p>
          </table:table-cell>
          <table:table-cell table:number-columns-repeated="249"/>
        </table:table-row>
        <table:table-row table:style-name="ro6">
          <table:table-cell table:style-name="ce53" table:formula="of:=IF([.F25]&lt;&gt;&quot;&quot;;[.E25]&amp;&quot;/&quot;&amp;[.F25];[.E25])" office:value-type="string" office:string-value="ADCINB0">
            <text:p>ADCINB0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22">
            <text:p>22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0</text:p>
          </table:table-cell>
          <table:table-cell table:style-name="ce78"/>
          <table:table-cell table:style-name="ce86" office:value-type="string">
            <text:p>ADC Group B, Channel 0 input</text:p>
          </table:table-cell>
          <table:table-cell table:number-columns-repeated="249"/>
        </table:table-row>
        <table:table-row table:style-name="ro6">
          <table:table-cell table:style-name="ce53" table:formula="of:=IF([.F26]&lt;&gt;&quot;&quot;;[.E26]&amp;&quot;/&quot;&amp;[.F26];[.E26])" office:value-type="string" office:string-value="VREFLO">
            <text:p>VREFLO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21">
            <text:p>21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LO</text:p>
          </table:table-cell>
          <table:table-cell table:style-name="ce78"/>
          <table:table-cell table:style-name="ce86" office:value-type="string">
            <text:p>connected to VSSA on the 80-pin PN and PFP device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A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0">
            <text:p>2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Analog Power Pin.</text:p>
          </table:table-cell>
          <table:table-cell table:number-columns-repeated="249"/>
        </table:table-row>
        <table:table-row table:style-name="ro6">
          <table:table-cell table:style-name="ce55" office:value-type="string">
            <text:p>VSSA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1">
            <text:p>21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Analog Ground Pin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2">
            <text:p>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CPU and Logic Digital Power Pin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7">
            <text:p>37</text:p>
          </table:table-cell>
          <table:table-cell table:style-name="ce79" office:value-type="float" office:value="29">
            <text:p>2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63">
            <text:p>63</text:p>
          </table:table-cell>
          <table:table-cell table:style-name="ce79" office:value-type="float" office:value="51">
            <text:p>5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81">
            <text:p>81</text:p>
          </table:table-cell>
          <table:table-cell table:style-name="ce79" office:value-type="float" office:value="65">
            <text:p>65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91">
            <text:p>91</text:p>
          </table:table-cell>
          <table:table-cell table:style-name="ce79" office:value-type="float" office:value="72">
            <text:p>7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4">
            <text:p>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1">
            <text:p>1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38">
            <text:p>38</text:p>
          </table:table-cell>
          <table:table-cell table:style-name="ce79" office:value-type="float" office:value="30">
            <text:p>3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61">
            <text:p>61</text:p>
          </table:table-cell>
          <table:table-cell table:style-name="ce79" office:value-type="float" office:value="49">
            <text:p>4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79">
            <text:p>79</text:p>
          </table:table-cell>
          <table:table-cell table:style-name="ce79" office:value-type="float" office:value="63">
            <text:p>63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93">
            <text:p>93</text:p>
          </table:table-cell>
          <table:table-cell table:style-name="ce79" office:value-type="float" office:value="74">
            <text:p>7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 office:value-type="string">
            <text:p>Digital Ground Pins</text:p>
          </table:table-cell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3">
            <text:p>1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36">
            <text:p>36</text:p>
          </table:table-cell>
          <table:table-cell table:style-name="ce81" office:value-type="float" office:value="28">
            <text:p>2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7">
            <text:p>47</text:p>
          </table:table-cell>
          <table:table-cell table:style-name="ce81" office:value-type="float" office:value="38">
            <text:p>3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62">
            <text:p>62</text:p>
          </table:table-cell>
          <table:table-cell table:style-name="ce81" office:value-type="float" office:value="50">
            <text:p>50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80">
            <text:p>80</text:p>
          </table:table-cell>
          <table:table-cell table:style-name="ce81" office:value-type="float" office:value="64">
            <text:p>64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92">
            <text:p>92</text:p>
          </table:table-cell>
          <table:table-cell table:style-name="ce81" office:value-type="float" office:value="73">
            <text:p>7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74" office:value-type="string">
            <text:p>\_VREGENZ\_</text:p>
          </table:table-cell>
          <table:table-cell table:style-name="ce82" office:value-type="float" office:value="90">
            <text:p>90</text:p>
          </table:table-cell>
          <table:table-cell table:style-name="ce82" office:value-type="float" office:value="71">
            <text:p>71</text:p>
          </table:table-cell>
          <table:table-cell table:style-name="ce82" office:value-type="string">
            <text:p>in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6">
          <table:table-cell table:style-name="ce50" table:formula="of:=IF([.F49]&lt;&gt;&quot;&quot;;[.E49]&amp;&quot;/&quot;&amp;[.F49];[.E49])" office:value-type="string" office:string-value="GPIO0/EPWM1A">
            <text:p>GPIO0/EPWM1A</text:p>
          </table:table-cell>
          <table:table-cell table:style-name="ce76" office:value-type="float" office:value="87">
            <text:p>87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76" office:value-type="float" office:value="86">
            <text:p>86</text:p>
          </table:table-cell>
          <table:table-cell table:style-name="ce76" office:value-type="float" office:value="68">
            <text:p>68</text:p>
          </table:table-cell>
          <table:table-cell table:style-name="ce76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51]&lt;&gt;&quot;&quot;;[.E51]&amp;&quot;/&quot;&amp;[.F51];[.E51])" office:value-type="string" office:string-value="GPIO2/EPWM2A">
            <text:p>GPIO2/EPWM2A</text:p>
          </table:table-cell>
          <table:table-cell table:style-name="ce76" office:value-type="float" office:value="84">
            <text:p>84</text:p>
          </table:table-cell>
          <table:table-cell table:style-name="ce76" office:value-type="float" office:value="67">
            <text:p>67</text:p>
          </table:table-cell>
          <table:table-cell table:style-name="ce76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76" office:value-type="float" office:value="83">
            <text:p>83</text:p>
          </table:table-cell>
          <table:table-cell table:style-name="ce76" office:value-type="float" office:value="66">
            <text:p>66</text:p>
          </table:table-cell>
          <table:table-cell table:style-name="ce76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53]&lt;&gt;&quot;&quot;;[.E53]&amp;&quot;/&quot;&amp;[.F53];[.E53])" office:value-type="string" office:string-value="GPIO4/EPWM3A">
            <text:p>GPIO4/EPWM3A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7">
            <text:p>7</text:p>
          </table:table-cell>
          <table:table-cell table:style-name="ce76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76" office:value-type="float" office:value="58">
            <text:p>58</text:p>
          </table:table-cell>
          <table:table-cell table:style-name="ce76" office:value-type="float" office:value="46">
            <text:p>46</text:p>
          </table:table-cell>
          <table:table-cell table:style-name="ce76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6">
          <table:table-cell table:style-name="ce50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76" office:value-type="float" office:value="57">
            <text:p>57</text:p>
          </table:table-cell>
          <table:table-cell table:style-name="ce76" office:value-type="float" office:value="45">
            <text:p>45</text:p>
          </table:table-cell>
          <table:table-cell table:style-name="ce76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6">
          <table:table-cell table:style-name="ce50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76" office:value-type="float" office:value="54">
            <text:p>54</text:p>
          </table:table-cell>
          <table:table-cell table:style-name="ce76" office:value-type="float" office:value="43">
            <text:p>43</text:p>
          </table:table-cell>
          <table:table-cell table:style-name="ce76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76" office:value-type="float" office:value="49">
            <text:p>49</text:p>
          </table:table-cell>
          <table:table-cell table:style-name="ce76" office:value-type="float" office:value="39">
            <text:p>39</text:p>
          </table:table-cell>
          <table:table-cell table:style-name="ce76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6">
          <table:table-cell table:style-name="ce50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76" office:value-type="float" office:value="74">
            <text:p>74</text:p>
          </table:table-cell>
          <table:table-cell table:style-name="ce76" office:value-type="float" office:value="60">
            <text:p>60</text:p>
          </table:table-cell>
          <table:table-cell table:style-name="ce76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76" office:value-type="float" office:value="73">
            <text:p>73</text:p>
          </table:table-cell>
          <table:table-cell table:style-name="ce76" office:value-type="float" office:value="59">
            <text:p>59</text:p>
          </table:table-cell>
          <table:table-cell table:style-name="ce76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76" office:value-type="float" office:value="44">
            <text:p>44</text:p>
          </table:table-cell>
          <table:table-cell table:style-name="ce76" office:value-type="float" office:value="35">
            <text:p>35</text:p>
          </table:table-cell>
          <table:table-cell table:style-name="ce76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76" office:value-type="float" office:value="95">
            <text:p>95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6">
          <table:table-cell table:style-name="ce50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76" office:value-type="float" office:value="96">
            <text:p>96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6">
          <table:table-cell table:style-name="ce50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76" office:value-type="float" office:value="88">
            <text:p>88</text:p>
          </table:table-cell>
          <table:table-cell table:style-name="ce76" office:value-type="float" office:value="70">
            <text:p>70</text:p>
          </table:table-cell>
          <table:table-cell table:style-name="ce76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6">
          <table:table-cell table:style-name="ce50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76" office:value-type="float" office:value="55">
            <text:p>55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6">
          <table:table-cell table:style-name="ce50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76" office:value-type="float" office:value="52">
            <text:p>52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6">
          <table:table-cell table:style-name="ce50" table:formula="of:=[.E67]" office:value-type="string" office:string-value="XCLKOUT">
            <text:p>XCLKOUT</text:p>
          </table:table-cell>
          <table:table-cell table:style-name="ce76" office:value-type="float" office:value="51">
            <text:p>51</text:p>
          </table:table-cell>
          <table:table-cell table:style-name="ce76" office:value-type="float" office:value="41">
            <text:p>41</text:p>
          </table:table-cell>
          <table:table-cell table:style-name="ce76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6">
          <table:table-cell table:style-name="ce50" table:formula="of:=[.E68]" office:value-type="string" office:string-value="XCLKIN">
            <text:p>XCLKIN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52">
            <text:p>52</text:p>
          </table:table-cell>
          <table:table-cell table:style-name="ce76" office:value-type="string">
            <text:p>io</text:p>
          </table:table-cell>
          <table:table-cell table:style-name="ce84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, Enhanced Capture input/output 1 receive data</text:p>
          </table:table-cell>
          <table:table-cell table:number-columns-repeated="249"/>
        </table:table-row>
        <table:table-row table:style-name="ro6">
          <table:table-cell table:style-name="ce50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5">
            <text:p>5</text:p>
          </table:table-cell>
          <table:table-cell table:style-name="ce76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6">
            <text:p>6</text:p>
          </table:table-cell>
          <table:table-cell table:style-name="ce76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76" office:value-type="float" office:value="98">
            <text:p>98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6">
          <table:table-cell table:style-name="ce50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76" office:value-type="float" office:value="97">
            <text:p>97</text:p>
          </table:table-cell>
          <table:table-cell table:style-name="ce76" office:value-type="float" office:value="77">
            <text:p>77</text:p>
          </table:table-cell>
          <table:table-cell table:style-name="ce76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76" office:value-type="float" office:value="39">
            <text:p>39</text:p>
          </table:table-cell>
          <table:table-cell table:style-name="ce76" office:value-type="float" office:value="31">
            <text:p>31</text:p>
          </table:table-cell>
          <table:table-cell table:style-name="ce76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6">
          <table:table-cell table:style-name="ce50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76" office:value-type="float" office:value="78">
            <text:p>78</text:p>
          </table:table-cell>
          <table:table-cell table:style-name="ce76" office:value-type="float" office:value="62">
            <text:p>62</text:p>
          </table:table-cell>
          <table:table-cell table:style-name="ce76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6">
          <table:table-cell table:style-name="ce50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76" office:value-type="float" office:value="77">
            <text:p>77</text:p>
          </table:table-cell>
          <table:table-cell table:style-name="ce76" office:value-type="float" office:value="61">
            <text:p>61</text:p>
          </table:table-cell>
          <table:table-cell table:style-name="ce76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6">
          <table:table-cell table:style-name="ce50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76" office:value-type="float" office:value="50">
            <text:p>50</text:p>
          </table:table-cell>
          <table:table-cell table:style-name="ce76" office:value-type="float" office:value="40">
            <text:p>40</text:p>
          </table:table-cell>
          <table:table-cell table:style-name="ce76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6">
          <table:table-cell table:style-name="ce50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76" office:value-type="float" office:value="43">
            <text:p>43</text:p>
          </table:table-cell>
          <table:table-cell table:style-name="ce76" office:value-type="float" office:value="34">
            <text:p>34</text:p>
          </table:table-cell>
          <table:table-cell table:style-name="ce76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6">
          <table:table-cell table:style-name="ce50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76" office:value-type="float" office:value="41">
            <text:p>41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76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76" office:value-type="float" office:value="40">
            <text:p>40</text:p>
          </table:table-cell>
          <table:table-cell table:style-name="ce76" office:value-type="float" office:value="32">
            <text:p>32</text:p>
          </table:table-cell>
          <table:table-cell table:style-name="ce76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76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76" office:value-type="float" office:value="99">
            <text:p>99</text:p>
          </table:table-cell>
          <table:table-cell table:style-name="ce76" office:value-type="float" office:value="79">
            <text:p>79</text:p>
          </table:table-cell>
          <table:table-cell table:style-name="ce76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76" office:value-type="float" office:value="100">
            <text:p>100</text:p>
          </table:table-cell>
          <table:table-cell table:style-name="ce76" office:value-type="float" office:value="80">
            <text:p>80</text:p>
          </table:table-cell>
          <table:table-cell table:style-name="ce76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55">
            <text:p>55</text:p>
          </table:table-cell>
          <table:table-cell table:style-name="ce76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6">
          <table:table-cell table:style-name="ce50" table:formula="of:=[.E84]" office:value-type="string" office:string-value="TDI">
            <text:p>TDI</text:p>
          </table:table-cell>
          <table:table-cell table:style-name="ce76" office:value-type="float" office:value="71">
            <text:p>71</text:p>
          </table:table-cell>
          <table:table-cell table:style-name="ce76" office:value-type="float" office:value="57">
            <text:p>57</text:p>
          </table:table-cell>
          <table:table-cell table:style-name="ce76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5]" office:value-type="string" office:string-value="TMS">
            <text:p>TMS</text:p>
          </table:table-cell>
          <table:table-cell table:style-name="ce76" office:value-type="float" office:value="72">
            <text:p>72</text:p>
          </table:table-cell>
          <table:table-cell table:style-name="ce76" office:value-type="float" office:value="58">
            <text:p>58</text:p>
          </table:table-cell>
          <table:table-cell table:style-name="ce76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6]" office:value-type="string" office:string-value="TDO">
            <text:p>TDO</text:p>
          </table:table-cell>
          <table:table-cell table:style-name="ce76" office:value-type="float" office:value="70">
            <text:p>70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6">
          <table:table-cell table:style-name="ce50" table:formula="of:=[.E87]" office:value-type="string" office:string-value="TCLK">
            <text:p>TCLK</text:p>
          </table:table-cell>
          <table:table-cell table:style-name="ce76" office:value-type="float" office:value="67">
            <text:p>67</text:p>
          </table:table-cell>
          <table:table-cell table:style-name="ce76" office:value-type="float" office:value="54">
            <text:p>54</text:p>
          </table:table-cell>
          <table:table-cell table:style-name="ce76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6">
          <table:table-cell table:style-name="ce50" table:formula="of:=IF([.F88]&lt;&gt;&quot;&quot;;[.E88]&amp;&quot;/&quot;&amp;[.F88];[.E88])" office:value-type="string" office:string-value="GPIO39">
            <text:p>GPIO39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6">
          <table:table-cell table:style-name="ce50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76" office:value-type="float" office:value="82">
            <text:p>8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6">
          <table:table-cell table:style-name="ce50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6">
          <table:table-cell table:style-name="ce50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6">
          <table:table-cell table:style-name="ce50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76" office:value-type="float" office:value="48">
            <text:p>4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6">
          <table:table-cell table:style-name="ce50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6">
          <table:table-cell table:style-name="ce50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76" office:value-type="float" office:value="65">
            <text:p>6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6">
          <table:table-cell table:style-name="ce50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6">
          <table:table-cell table:style-name="ce50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6">
          <table:table-cell table:style-name="ce50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76" office:value-type="float" office:value="85">
            <text:p>8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6">
          <table:table-cell table:style-name="ce50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76" office:value-type="float" office:value="89">
            <text:p>8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6">
          <table:table-cell table:style-name="ce50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76" office:value-type="float" office:value="94">
            <text:p>94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4" table:number-rows-repeated="65428">
          <table:table-cell table:style-name="ce50"/>
          <table:table-cell table:style-name="ce76" table:number-columns-repeated="5"/>
          <table:table-cell table:number-columns-repeated="250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28069'.$A$1" table:expression="#REF!"/>
          <table:named-expression table:name="Sheet_Title" table:base-cell-address="$'28069'.$A$1" table:expression="&quot;28069&quot;"/>
        </table:named-expressions>
      </table:table>
      <table:named-expressions>
        <table:named-expression table:name="__Anonymous_Sheet_DB__2" table:base-cell-address="$PZPower.$A$1" table:expression="#REF!"/>
      </table:named-expressions>
      <table:database-ranges>
        <table:database-range table:name="__Anonymous_Sheet_DB__2" table:target-range-address="PZP.B1:PZP.C10485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20:34:08</dc:date>
    <dc:language>de-DE</dc:language>
    <meta:creation-date>2006-04-10T22:33:07Z</meta:creation-date>
    <meta:editing-cycles>76</meta:editing-cycles>
    <meta:editing-duration>PT22H13M12S</meta:editing-duration>
    <meta:generator>LibreOffice/3.5$Linux_x86 LibreOffice_project/350m1$Build-202</meta:generator>
    <meta:document-statistic meta:table-count="4" meta:cell-count="1785" meta:object-count="0"/>
    <meta:user-defined meta:name="Info 1"/>
    <meta:user-defined meta:name="Info 2"/>
    <meta:user-defined meta:name="Info 3"/>
    <meta:user-defined meta:name="Info 4"/>
  </office:meta>
</office:document-meta>
</file>